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Monospace1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d02" officeooo:paragraph-rsid="000e8d02"/>
    </style:style>
    <style:style style:name="P2" style:family="paragraph" style:parent-style-name="Standard">
      <style:text-properties officeooo:rsid="000e8d02" officeooo:paragraph-rsid="0013e7ba"/>
    </style:style>
    <style:style style:name="P3" style:family="paragraph" style:parent-style-name="Standard">
      <style:text-properties officeooo:rsid="000e8d02" officeooo:paragraph-rsid="001584ff"/>
    </style:style>
    <style:style style:name="P4" style:family="paragraph" style:parent-style-name="Standard">
      <style:text-properties officeooo:rsid="0014dba8" officeooo:paragraph-rsid="0014dba8"/>
    </style:style>
    <style:style style:name="P5" style:family="paragraph" style:parent-style-name="Standard">
      <style:text-properties officeooo:rsid="00162ae3" officeooo:paragraph-rsid="00162ae3"/>
    </style:style>
    <style:style style:name="P6" style:family="paragraph" style:parent-style-name="Standard">
      <style:text-properties officeooo:paragraph-rsid="00162ae3"/>
    </style:style>
    <style:style style:name="P7" style:family="paragraph" style:parent-style-name="Standard">
      <style:text-properties officeooo:rsid="001741ff" officeooo:paragraph-rsid="001741ff"/>
    </style:style>
    <style:style style:name="P8" style:family="paragraph" style:parent-style-name="Standard">
      <style:text-properties officeooo:paragraph-rsid="001741ff"/>
    </style:style>
    <style:style style:name="P9" style:family="paragraph" style:parent-style-name="Standard">
      <style:text-properties officeooo:rsid="001a97e2" officeooo:paragraph-rsid="001a97e2"/>
    </style:style>
    <style:style style:name="P10" style:family="paragraph" style:parent-style-name="Standard">
      <style:text-properties officeooo:rsid="001c49ba" officeooo:paragraph-rsid="001c49ba"/>
    </style:style>
    <style:style style:name="P11" style:family="paragraph" style:parent-style-name="Standard">
      <style:text-properties officeooo:paragraph-rsid="001c5ceb"/>
    </style:style>
    <style:style style:name="P12" style:family="paragraph" style:parent-style-name="Standard">
      <style:paragraph-properties fo:text-align="start" style:justify-single-word="false"/>
      <style:text-properties officeooo:rsid="001d9ad2" officeooo:paragraph-rsid="001d9ad2"/>
    </style:style>
    <style:style style:name="P13" style:family="paragraph" style:parent-style-name="Standard">
      <style:paragraph-properties fo:text-align="start" style:justify-single-word="false"/>
      <style:text-properties officeooo:rsid="001d9ad2" officeooo:paragraph-rsid="001fdd24"/>
    </style:style>
    <style:style style:name="P14" style:family="paragraph" style:parent-style-name="Standard">
      <style:paragraph-properties fo:text-align="start" style:justify-single-word="false"/>
      <style:text-properties officeooo:paragraph-rsid="001fdd24"/>
    </style:style>
    <style:style style:name="P15" style:family="paragraph" style:parent-style-name="Standard">
      <style:paragraph-properties fo:text-align="start" style:justify-single-word="false"/>
      <style:text-properties officeooo:rsid="0024b1ea" officeooo:paragraph-rsid="0024b1ea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8" style:family="paragraph" style:parent-style-name="Preformatted_20_Text">
      <style:paragraph-properties fo:margin-top="0.2083in" fo:margin-bottom="0.2083in" loext:contextual-spacing="false" style:line-height-at-least="0.2083in" fo:widows="1" fo:padding="0.0937in" fo:border="0.06pt solid #888888"/>
    </style:style>
    <style:style style:name="P19" style:family="paragraph" style:parent-style-name="Standard">
      <style:text-properties fo:color="#000000" style:font-name="Monospace" fo:font-size="10pt" officeooo:rsid="00162ae3" officeooo:paragraph-rsid="00162ae3" style:font-size-asian="10pt"/>
    </style:style>
    <style:style style:name="P20" style:family="paragraph" style:parent-style-name="Standard">
      <style:text-properties fo:color="#000000" style:font-name="Monospace" fo:font-size="10pt" officeooo:rsid="001741ff" officeooo:paragraph-rsid="001741ff" style:font-size-asian="10pt"/>
    </style:style>
    <style:style style:name="P21" style:family="paragraph" style:parent-style-name="Standard">
      <style:text-properties fo:color="#000000" style:font-name="Monospace" fo:font-size="10pt" officeooo:rsid="00193aaf" officeooo:paragraph-rsid="001741ff" style:font-size-asian="10pt"/>
    </style:style>
    <style:style style:name="P22" style:family="paragraph" style:parent-style-name="Standard">
      <style:text-properties fo:color="#000000" style:font-name="Monospace" fo:font-size="10pt" officeooo:rsid="001a97e2" officeooo:paragraph-rsid="001a97e2" style:font-size-asian="10pt"/>
    </style:style>
    <style:style style:name="P23" style:family="paragraph" style:parent-style-name="Standard">
      <style:text-properties fo:color="#000000" style:font-name="Monospace" fo:font-size="10pt" officeooo:rsid="00197734" officeooo:paragraph-rsid="001741ff" style:font-size-asian="10pt"/>
    </style:style>
    <style:style style:name="P24" style:family="paragraph" style:parent-style-name="Standard">
      <style:text-properties fo:color="#000000" style:font-name="Monospace" fo:font-size="10pt" officeooo:rsid="001c5ceb" officeooo:paragraph-rsid="001c5ceb" style:font-size-asian="10pt"/>
    </style:style>
    <style:style style:name="P25" style:family="paragraph" style:parent-style-name="Standard">
      <style:text-properties fo:color="#000000" style:font-name="Monospace" fo:font-size="10pt" officeooo:rsid="001c49ba" officeooo:paragraph-rsid="001c49ba" style:font-size-asian="10pt"/>
    </style:style>
    <style:style style:name="P26" style:family="paragraph" style:parent-style-name="Standard">
      <style:text-properties fo:color="#000000" style:font-name="Monospace" fo:font-size="10pt" officeooo:rsid="001d9ad2" officeooo:paragraph-rsid="001c49ba" style:font-size-asian="10pt"/>
    </style:style>
    <style:style style:name="P27" style:family="paragraph" style:parent-style-name="Standard">
      <style:text-properties fo:color="#000000" style:font-name="Monospace" fo:font-size="10pt" officeooo:rsid="001d9ad2" officeooo:paragraph-rsid="001d9ad2" style:font-size-asian="10pt"/>
    </style:style>
    <style:style style:name="P28" style:family="paragraph" style:parent-style-name="Standard">
      <style:paragraph-properties fo:text-align="start" style:justify-single-word="false"/>
      <style:text-properties fo:color="#000000" style:font-name="Monospace" fo:font-size="10pt" officeooo:rsid="001d9ad2" officeooo:paragraph-rsid="001d9ad2" style:font-size-asian="10pt"/>
    </style:style>
    <style:style style:name="P29" style:family="paragraph" style:parent-style-name="Standard">
      <style:paragraph-properties fo:text-align="start" style:justify-single-word="false"/>
      <style:text-properties fo:color="#000000" style:font-name="Monospace" fo:font-size="10pt" officeooo:rsid="001d9ad2" officeooo:paragraph-rsid="001fdd24" style:font-size-asian="10pt"/>
    </style:style>
    <style:style style:name="P30" style:family="paragraph" style:parent-style-name="Standard">
      <style:paragraph-properties fo:text-align="start" style:justify-single-word="false"/>
      <style:text-properties fo:color="#000000" style:font-name="Monospace" fo:font-size="10pt" officeooo:rsid="001fdd24" officeooo:paragraph-rsid="001fdd24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style:font-name="Monospace" fo:font-size="10pt" officeooo:rsid="0024b1ea" officeooo:paragraph-rsid="0024b1ea" style:font-size-asian="10pt"/>
    </style:style>
    <style:style style:name="P32" style:family="paragraph" style:parent-style-name="Standard">
      <style:paragraph-properties fo:text-align="start" style:justify-single-word="false"/>
      <style:text-properties fo:color="#000000" style:font-name="Monospace" fo:font-size="10pt" officeooo:rsid="0026a10d" officeooo:paragraph-rsid="0026a10d" style:font-size-asian="10pt"/>
    </style:style>
    <style:style style:name="P33" style:family="paragraph" style:parent-style-name="Standard">
      <style:paragraph-properties fo:text-align="start" style:justify-single-word="false"/>
      <style:text-properties fo:color="#000000" style:font-name="Monospace" fo:font-size="10pt" officeooo:rsid="0027e007" officeooo:paragraph-rsid="0027e007" style:font-size-asian="10pt"/>
    </style:style>
    <style:style style:name="P34" style:family="paragraph" style:parent-style-name="Standard">
      <style:paragraph-properties fo:text-align="start" style:justify-single-word="false"/>
      <style:text-properties fo:color="#000000" style:font-name="Monospace" fo:font-size="10pt" officeooo:rsid="0027e007" officeooo:paragraph-rsid="002b1916" style:font-size-asian="10pt"/>
    </style:style>
    <style:style style:name="P35" style:family="paragraph" style:parent-style-name="Standard">
      <style:paragraph-properties fo:text-align="start" style:justify-single-word="false"/>
      <style:text-properties fo:color="#000000" style:font-name="Monospace" fo:font-size="10pt" officeooo:rsid="002ce067" officeooo:paragraph-rsid="002ce067" style:font-size-asian="10pt"/>
    </style:style>
    <style:style style:name="P36" style:family="paragraph" style:parent-style-name="Standard">
      <style:paragraph-properties fo:text-align="start" style:justify-single-word="false"/>
      <style:text-properties fo:color="#000000" style:font-name="Monospace" fo:font-size="10pt" fo:text-shadow="none" officeooo:rsid="0026a10d" officeooo:paragraph-rsid="0026a10d" fo:background-color="transparent" style:font-size-asian="10pt"/>
    </style:style>
    <style:style style:name="P37" style:family="paragraph" style:parent-style-name="Standard">
      <style:paragraph-properties fo:text-align="start" style:justify-single-word="false"/>
      <style:text-properties fo:color="#000000" style:font-name="Monospace" fo:font-size="10pt" fo:text-shadow="none" officeooo:rsid="002d267f" officeooo:paragraph-rsid="002d267f" fo:background-color="transparent" style:font-size-asian="10pt"/>
    </style:style>
    <style:style style:name="P38" style:family="paragraph" style:parent-style-name="Standard">
      <style:paragraph-properties fo:text-align="start" style:justify-single-word="false"/>
      <style:text-properties fo:color="#000000" style:font-name="Monospace" fo:font-size="10pt" fo:text-shadow="none" officeooo:rsid="002dcbe2" officeooo:paragraph-rsid="002dcbe2" fo:background-color="transparen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97734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c3c3c" style:font-name="Monospace" fo:font-size="10pt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officeooo:rsid="00105496"/>
    </style:style>
    <style:style style:name="T2" style:family="text">
      <style:text-properties officeooo:rsid="0013e7ba"/>
    </style:style>
    <style:style style:name="T3" style:family="text">
      <style:text-properties officeooo:rsid="001584ff"/>
    </style:style>
    <style:style style:name="T4" style:family="text">
      <style:text-properties officeooo:rsid="00162ae3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193aaf" style:font-size-asian="10pt"/>
    </style:style>
    <style:style style:name="T7" style:family="text">
      <style:text-properties fo:color="#000000" style:font-name="Monospace" fo:font-size="10pt" officeooo:rsid="00197734" style:font-size-asian="10pt"/>
    </style:style>
    <style:style style:name="T8" style:family="text">
      <style:text-properties fo:color="#000000" style:font-name="Monospace" fo:font-size="10pt" officeooo:rsid="001c49ba" style:font-size-asian="10pt"/>
    </style:style>
    <style:style style:name="T9" style:family="text">
      <style:text-properties fo:color="#000000" style:font-name="Monospace" fo:font-size="10pt" officeooo:rsid="001c5ceb" style:font-size-asian="10pt"/>
    </style:style>
    <style:style style:name="T10" style:family="text">
      <style:text-properties fo:color="#000000" style:font-name="Monospace" fo:font-size="10pt" officeooo:rsid="001d9ad2" style:font-size-asian="10pt"/>
    </style:style>
    <style:style style:name="T11" style:family="text">
      <style:text-properties fo:color="#000000" style:font-name="Monospace" fo:font-size="10pt" officeooo:rsid="001ed47a" style:font-size-asian="10pt"/>
    </style:style>
    <style:style style:name="T12" style:family="text">
      <style:text-properties fo:color="#000000" style:font-name="Monospace" fo:font-size="10pt" officeooo:rsid="001fdd24" style:font-size-asian="10pt"/>
    </style:style>
    <style:style style:name="T13" style:family="text">
      <style:text-properties fo:color="#000000" style:font-name="Monospace" fo:font-size="10pt" officeooo:rsid="0021c6e4" style:font-size-asian="10pt"/>
    </style:style>
    <style:style style:name="T14" style:family="text">
      <style:text-properties fo:color="#000000" style:font-name="Monospace" fo:font-size="10pt" officeooo:rsid="0024b1ea" style:font-size-asian="10pt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fo:background-color="#d4d4d4" loext:char-shading-value="0" style:font-size-asian="10pt"/>
    </style:style>
    <style:style style:name="T17" style:family="text">
      <style:text-properties fo:color="#000000" style:font-name="Monospace" fo:font-size="10pt" fo:background-color="#e8f2fe" loext:char-shading-value="0" style:font-size-asian="10pt"/>
    </style:style>
    <style:style style:name="T18" style:family="text">
      <style:text-properties fo:color="#000000" style:font-name="Monospace" fo:font-size="10pt" fo:font-style="italic" style:font-size-asian="10pt" style:font-style-asian="italic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2a00ff" style:font-name="Monospace" fo:font-size="10pt" style:font-size-asian="10pt"/>
    </style:style>
    <style:style style:name="T21" style:family="text">
      <style:text-properties fo:color="#2a00ff" style:font-name="Monospace" fo:font-size="10pt" fo:font-style="italic" style:font-size-asian="10pt" style:font-style-asian="italic"/>
    </style:style>
    <style:style style:name="T22" style:family="text">
      <style:text-properties fo:color="#2a00ff" style:font-name="Monospace" fo:font-size="10pt" fo:font-style="italic" style:font-size-asian="10pt" style:font-style-asian="italic"/>
    </style:style>
    <style:style style:name="T23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24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25" style:family="text">
      <style:text-properties fo:color="#2a00ff" fo:font-style="italic" style:font-style-asian="italic"/>
    </style:style>
    <style:style style:name="T26" style:family="text">
      <style:text-properties fo:color="#2a00ff"/>
    </style:style>
    <style:style style:name="T27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28" style:family="text">
      <style:text-properties fo:color="#7f0055" style:font-name="Monospace" fo:font-size="10pt" fo:font-weight="bold" style:font-size-asian="10pt" style:font-weight-asian="bold"/>
    </style:style>
    <style:style style:name="T29" style:family="text">
      <style:text-properties fo:color="#7f0055" style:font-name="Monospace" fo:font-size="10pt" fo:font-weight="bold" officeooo:rsid="00193aaf" style:font-size-asian="10pt" style:font-weight-asian="bold"/>
    </style:style>
    <style:style style:name="T30" style:family="text">
      <style:text-properties fo:color="#7f0055" style:font-name="Monospace" fo:font-size="10pt" fo:font-weight="bold" style:font-size-asian="10pt" style:font-weight-asian="bold"/>
    </style:style>
    <style:style style:name="T31" style:family="text">
      <style:text-properties fo:color="#6a3e3e" style:font-name="Monospace" fo:font-size="10pt" fo:background-color="#e8f2fe" loext:char-shading-value="0" style:font-size-asian="10pt"/>
    </style:style>
    <style:style style:name="T32" style:family="text">
      <style:text-properties fo:color="#6a3e3e" style:font-name="Monospace" fo:font-size="10pt" style:font-size-asian="10pt"/>
    </style:style>
    <style:style style:name="T33" style:family="text">
      <style:text-properties fo:color="#6a3e3e" style:font-name="Monospace" fo:font-size="10pt" style:font-size-asian="10pt"/>
    </style:style>
    <style:style style:name="T34" style:family="text">
      <style:text-properties fo:color="#6a3e3e" style:font-name="Monospace" fo:font-size="10pt" style:font-size-asian="10pt" fo:background-color="#f0d8a8"/>
    </style:style>
    <style:style style:name="T35" style:family="text">
      <style:text-properties fo:color="#6a3e3e" style:font-name="Monospace" fo:font-size="10pt" style:font-size-asian="10pt" fo:background-color="#d4d4d4"/>
    </style:style>
    <style:style style:name="T36" style:family="text">
      <style:text-properties fo:color="#3c3c3c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37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39" style:family="text">
      <style:text-properties fo:color="#3c3c3c" style:font-name="Monospace" fo:font-size="10pt" style:font-size-asian="10pt"/>
    </style:style>
    <style:style style:name="T40" style:family="text">
      <style:text-properties fo:color="#3c3c3c" style:font-name="Monospace" fo:font-size="10pt" style:font-size-asian="10pt"/>
    </style:style>
    <style:style style:name="T41" style:family="text">
      <style:text-properties fo:color="#3c3c3c" style:font-name="Monospace" fo:font-size="10pt" fo:background-color="#e8ebff" loext:char-shading-value="0" style:font-size-asian="10pt"/>
    </style:style>
    <style:style style:name="T42" style:family="text">
      <style:text-properties fo:color="#3c3c3c"/>
    </style:style>
    <style:style style:name="T43" style:family="text">
      <style:text-properties fo:color="#3f7f5f" style:font-name="Monospace" fo:font-size="10pt" style:font-size-asian="10pt"/>
    </style:style>
    <style:style style:name="T44" style:family="text">
      <style:text-properties fo:color="#3f7f5f" style:font-name="Monospace" fo:font-size="10pt" officeooo:rsid="001d9ad2" style:font-size-asian="10pt"/>
    </style:style>
    <style:style style:name="T4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6" style:family="text">
      <style:text-properties fo:color="#3f7f5f"/>
    </style:style>
    <style:style style:name="T47" style:family="text">
      <style:text-properties fo:color="#3f7f5f" style:text-underline-style="solid" style:text-underline-width="auto" style:text-underline-color="font-color"/>
    </style:style>
    <style:style style:name="T48" style:family="text">
      <style:text-properties fo:color="#008080" style:font-name="Monospace" fo:font-size="10pt" style:font-size-asian="10pt"/>
    </style:style>
    <style:style style:name="T49" style:family="text">
      <style:text-properties fo:color="#008080" style:font-name="Monospace" fo:font-size="10pt" officeooo:rsid="00197734" style:font-size-asian="10pt"/>
    </style:style>
    <style:style style:name="T50" style:family="text">
      <style:text-properties fo:color="#008080" style:font-name="Monospace" fo:font-size="10pt" officeooo:rsid="001ed47a" style:font-size-asian="10pt"/>
    </style:style>
    <style:style style:name="T51" style:family="text">
      <style:text-properties fo:color="#008080" style:font-name="Monospace" fo:font-size="10pt" style:font-size-asian="10pt"/>
    </style:style>
    <style:style style:name="T52" style:family="text">
      <style:text-properties fo:color="#008080"/>
    </style:style>
    <style:style style:name="T53" style:family="text">
      <style:text-properties fo:color="#008080" officeooo:rsid="002b1916"/>
    </style:style>
    <style:style style:name="T54" style:family="text">
      <style:text-properties fo:color="#008080" officeooo:rsid="002b1916"/>
    </style:style>
    <style:style style:name="T55" style:family="text">
      <style:text-properties fo:color="#008080" officeooo:rsid="002dcbe2"/>
    </style:style>
    <style:style style:name="T56" style:family="text">
      <style:text-properties fo:color="#3f7f7f" style:font-name="Monospace" fo:font-size="10pt" fo:background-color="#d4d4d4" loext:char-shading-value="0" style:font-size-asian="10pt"/>
    </style:style>
    <style:style style:name="T57" style:family="text">
      <style:text-properties fo:color="#3f7f7f" style:font-name="Monospace" fo:font-size="10pt" style:font-size-asian="10pt"/>
    </style:style>
    <style:style style:name="T58" style:family="text">
      <style:text-properties fo:color="#3f7f7f" style:font-name="Monospace" fo:font-size="10pt" style:font-size-asian="10pt"/>
    </style:style>
    <style:style style:name="T59" style:family="text">
      <style:text-properties fo:color="#3f7f7f" fo:background-color="#d4d4d4"/>
    </style:style>
    <style:style style:name="T60" style:family="text">
      <style:text-properties fo:color="#3f7f7f"/>
    </style:style>
    <style:style style:name="T61" style:family="text">
      <style:text-properties style:font-name="Monospace" fo:font-size="10pt" style:font-size-asian="10pt"/>
    </style:style>
    <style:style style:name="T62" style:family="text">
      <style:text-properties fo:color="#00008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63" style:family="text">
      <style:text-properties fo:color="#00008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64" style:family="text">
      <style:text-properties fo:color="#000080" style:font-name="Monospace" fo:font-size="10pt" fo:font-weight="bold" style:font-size-asian="10pt" style:font-weight-asian="bold"/>
    </style:style>
    <style:style style:name="T65" style:family="text">
      <style:text-properties fo:color="#7f007f" style:font-name="Monospace" fo:font-size="10pt" style:font-size-asian="10pt"/>
    </style:style>
    <style:style style:name="T66" style:family="text">
      <style:text-properties fo:color="#7f007f" style:font-name="Monospace" fo:font-size="10pt" style:font-size-asian="10pt"/>
    </style:style>
    <style:style style:name="T67" style:family="text">
      <style:text-properties fo:color="#7f007f"/>
    </style:style>
    <style:style style:name="T68" style:family="text">
      <style:text-properties fo:font-variant="normal" fo:text-transform="none" fo:color="#000088" style:font-name="Monaco" fo:font-size="10.5pt" fo:letter-spacing="normal" fo:font-style="normal" fo:font-weight="normal" officeooo:rsid="0024b1ea" fo:background-color="transparent" loext:char-shading-value="0" style:font-size-asian="10pt" loext:padding="0in" loext:border="none"/>
    </style:style>
    <style:style style:name="T69" style:family="text">
      <style:text-properties fo:font-variant="normal" fo:text-transform="none" fo:color="#000088" style:font-name="Monaco" fo:font-size="10.5pt" fo:letter-spacing="normal" fo:font-style="normal" fo:font-weight="normal" fo:background-color="transparent" loext:char-shading-value="0" loext:padding="0in" loext:border="none"/>
    </style:style>
    <style:style style:name="T70" style:family="text">
      <style:text-properties fo:font-variant="normal" fo:text-transform="none" fo:color="#000000" style:font-name="Monaco" fo:font-size="10.5pt" fo:letter-spacing="normal" fo:font-style="normal" fo:font-weight="normal" officeooo:rsid="0024b1ea" fo:background-color="transparent" loext:char-shading-value="0" style:font-size-asian="10pt" loext:padding="0in" loext:border="none"/>
    </style:style>
    <style:style style:name="T71" style:family="text">
      <style:text-properties fo:font-variant="normal" fo:text-transform="none" fo:color="#000000" style:font-name="Monaco" fo:font-size="10.5pt" fo:letter-spacing="normal" fo:font-style="normal" fo:font-weight="normal" fo:background-color="transparent" loext:char-shading-value="0" loext:padding="0in" loext:border="none"/>
    </style:style>
    <style:style style:name="T72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73" style:family="text">
      <style:text-properties fo:font-variant="normal" fo:text-transform="none" fo:color="#660066" style:font-name="Monaco" fo:font-size="10.5pt" fo:letter-spacing="normal" fo:font-style="normal" fo:font-weight="normal" officeooo:rsid="0024b1ea" fo:background-color="transparent" loext:char-shading-value="0" style:font-size-asian="10pt" loext:padding="0in" loext:border="none"/>
    </style:style>
    <style:style style:name="T74" style:family="text">
      <style:text-properties fo:font-variant="normal" fo:text-transform="none" fo:color="#660066" style:font-name="Monaco" fo:font-size="10.5pt" fo:letter-spacing="normal" fo:font-style="normal" fo:font-weight="normal" fo:background-color="transparent" loext:char-shading-value="0" loext:padding="0in" loext:border="none"/>
    </style:style>
    <style:style style:name="T75" style:family="text">
      <style:text-properties fo:font-variant="normal" fo:text-transform="none" fo:color="#666600" style:font-name="Monaco" fo:font-size="10.5pt" fo:letter-spacing="normal" fo:font-style="normal" fo:font-weight="normal" officeooo:rsid="001fdd24" fo:background-color="transparent" loext:char-shading-value="0" style:font-size-asian="10pt" loext:padding="0in" loext:border="none"/>
    </style:style>
    <style:style style:name="T76" style:family="text">
      <style:text-properties fo:font-variant="normal" fo:text-transform="none" fo:color="#666600" style:font-name="Monaco" fo:font-size="10.5pt" fo:letter-spacing="normal" fo:font-style="normal" fo:font-weight="normal" officeooo:rsid="0024b1ea" fo:background-color="transparent" loext:char-shading-value="0" style:font-size-asian="10pt" loext:padding="0in" loext:border="none"/>
    </style:style>
    <style:style style:name="T77" style:family="text">
      <style:text-properties fo:font-variant="normal" fo:text-transform="none" fo:color="#666600" style:font-name="Monaco" fo:font-size="10.5pt" fo:letter-spacing="normal" fo:font-style="normal" fo:font-weight="normal" fo:background-color="transparent" loext:char-shading-value="0" loext:padding="0in" loext:border="none"/>
    </style:style>
    <style:style style:name="T78" style:family="text">
      <style:text-properties fo:font-variant="normal" fo:text-transform="none" fo:color="#008800" style:font-name="Monaco" fo:font-size="10.5pt" fo:letter-spacing="normal" fo:font-style="normal" fo:font-weight="normal" fo:background-color="transparent" loext:char-shading-value="0" loext:padding="0in" loext:border="none"/>
    </style:style>
    <style:style style:name="T79" style:family="text">
      <style:text-properties fo:font-variant="normal" fo:text-transform="none" fo:color="#7f0055" style:font-name="Monospace1" fo:font-size="10pt" fo:letter-spacing="normal" fo:font-style="normal" fo:font-weight="bold" officeooo:rsid="001fdd24" fo:background-color="transparent" loext:char-shading-value="0" style:font-size-asian="10pt" style:font-weight-asian="bold" loext:padding="0in" loext:border="none"/>
    </style:style>
    <style:style style:name="T80" style:family="text">
      <style:text-properties fo:color="#646464" style:font-name="Monospace" fo:font-size="10pt" style:font-size-asian="10pt"/>
    </style:style>
    <style:style style:name="T81" style:family="text">
      <style:text-properties fo:color="#646464" style:font-name="Monospace" fo:font-size="10pt" style:font-size-asian="10pt"/>
    </style:style>
    <style:style style:name="T82" style:family="text">
      <style:text-properties fo:color="#646464"/>
    </style:style>
    <style:style style:name="T83" style:family="text">
      <style:text-properties fo:color="#646464" officeooo:rsid="00297a59"/>
    </style:style>
    <style:style style:name="T84" style:family="text">
      <style:text-properties fo:color="#646464" officeooo:rsid="00297a59"/>
    </style:style>
    <style:style style:name="T8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6" style:family="text">
      <style:text-properties fo:color="#0000c0" style:font-name="Monospace" fo:font-size="10pt" style:font-size-asian="10pt"/>
    </style:style>
    <style:style style:name="T87" style:family="text">
      <style:text-properties fo:color="#0000c0" fo:font-style="italic" fo:font-weight="bold" style:font-style-asian="italic" style:font-weight-asian="bold"/>
    </style:style>
    <style:style style:name="T88" style:family="text">
      <style:text-properties officeooo:rsid="00297a59"/>
    </style:style>
    <style:style style:name="T89" style:family="text">
      <style:text-properties officeooo:rsid="002b1916"/>
    </style:style>
    <style:style style:name="T90" style:family="text">
      <style:text-properties officeooo:rsid="002dcb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1.spring-boot</text:p>
      <text:p text:style-name="P1"><text:tab/>-Jpa&lt;depedency&gt;</text:p>
      <text:p text:style-name="P1"><text:tab/>-MySql&lt;depedency&gt;</text:p>
      <text:p text:style-name="P1"/>
      <text:p text:style-name="P1"># 2.buat folder entity</text:p>
      <text:p text:style-name="P1"><text:tab/>- buat class sesuai kebutuhan</text:p>
      <text:p text:style-name="P1"><text:tab/>- jika sudah tambah getter and setter</text:p>
      <text:p text:style-name="P1"/>
      <text:p text:style-name="P1"># 3.Buat folder dao&lt;data acces object&gt;</text:p>
      <text:p text:style-name="P1"><text:tab/>- buat sesuai kebutuhan class entity</text:p>
      <text:p text:style-name="P1"><text:tab/>- tambahkan [extends PagingAndSortingRepository&lt;Anggota, String&gt;]</text:p>
      <text:p text:style-name="P1"/>
      <text:p text:style-name="P1"># 4. buat folder controller</text:p>
      <text:p text:style-name="P1"><text:tab/>- buat class sesuai kebutuhan</text:p>
      <text:p text:style-name="P1"/>
      <text:p text:style-name="P1"># 5. koneksi database</text:p>
      <text:p text:style-name="P1"><text:tab/>- buka --&gt; src/main/resources/aplication.properties</text:p>
      <text:p text:style-name="P1"><text:tab/>- tambahkan seperti ini:</text:p>
      <text:p text:style-name="P1"><text:tab/><text:tab/> // <text:s/>koneksi mysql</text:p>
      <text:p text:style-name="P1"><text:tab/><text:tab/> spring.datasource.url=jdbc:mysql://localhost/aplikasicrud</text:p>
      <text:p text:style-name="P1"><text:tab/><text:tab/> spring.datasource.username=aplikasicruduser</text:p>
      <text:p text:style-name="P1"><text:tab/><text:tab/> spring.datasource.password=aplikasicrudpasswd</text:p>
      <text:p text:style-name="P1"/>
      <text:p text:style-name="P1"><text:tab/><text:tab/>// membuat generate database dari maping entity</text:p>
      <text:p text:style-name="P1"><text:tab/><text:tab/>spring.jpa.generate-ddl=true</text:p>
      <text:p text:style-name="P1"><text:tab/><text:tab/>spring.jpa.show-sql=true</text:p>
      <text:p text:style-name="P1"><text:tab/><text:tab/>spring.jpa.properties.hibernate.format_sql=true</text:p>
      <text:p text:style-name="P1"/>
      <text:p text:style-name="P1"><text:tab/><text:tab/>// merapikan data api json</text:p>
      <text:p text:style-name="P1"><text:tab/><text:tab/>spring.jackson.serialization.indent_output=true</text:p>
      <text:p text:style-name="P1"/>
      <text:p text:style-name="P1"><text:tab/><text:tab/>// supaya tidak re run spring boot</text:p>
      <text:p text:style-name="P1"><text:tab/><text:tab/>spring.thymeleaf.cache=false</text:p>
      <text:p text:style-name="P1"/>
      <text:p text:style-name="P1"># 6.crud json browser</text:p>
      <text:p text:style-name="P1">***</text:p>
      <text:p text:style-name="P1">tambahkan depedency starter web</text:p>
      <text:p text:style-name="P1"/>
      <text:p text:style-name="P1"><text:s text:c="4"/>&lt;dependency&gt;</text:p>
      <text:p text:style-name="P1"><text:tab/><text:tab/><text:tab/>&lt;groupId&gt;org.springframework.boot&lt;/groupId&gt;</text:p>
      <text:p text:style-name="P1"><text:tab/><text:tab/><text:tab/>&lt;artifactId&gt;spring-boot-starter-web&lt;/artifactId&gt;</text:p>
      <text:p text:style-name="P1"><text:tab/><text:tab/>&lt;/dependency&gt;</text:p>
      <text:p text:style-name="P1"/>
      <text:p text:style-name="P1"/>
      <text:p text:style-name="P1"><text:s text:c="2"/>***</text:p>
      <text:p text:style-name="P1"><text:tab/>// jika method GET menjalankan ini.</text:p>
      <text:p text:style-name="P1"><text:tab/>@RequestMapping(value = "/anggota", method = RequestMethod.GET)</text:p>
      <text:p text:style-name="P1"><text:tab/>public Page&lt;Anggota&gt; cariAnggota(Pageable page) {</text:p>
      <text:p text:style-name="P1"><text:tab/><text:tab/>return ad.findAll(page);</text:p>
      <text:p text:style-name="P1"><text:tab/>}</text:p>
      <text:p text:style-name="P1"/>
      <text:p text:style-name="P1">***</text:p>
      <text:p text:style-name="P1"><text:soft-page-break/>// jika insert data menjalankan ini</text:p>
      <text:p text:style-name="P1"><text:tab/>@RequestMapping(value = "/anggota", method = RequestMethod.POST)</text:p>
      <text:p text:style-name="P1"><text:tab/>@ResponseStatus(HttpStatus.CREATED)</text:p>
      <text:p text:style-name="P1"><text:tab/>public void insertAnggotaBaru(@RequestBody @Valid Anggota p) {</text:p>
      <text:p text:style-name="P1"><text:tab/><text:tab/>ad.save(p);</text:p>
      <text:p text:style-name="P1"><text:tab/>}</text:p>
      <text:p text:style-name="P1"/>
      <text:p text:style-name="P1">***</text:p>
      <text:p text:style-name="P1"><text:tab/>// jika update data menjalankan ini</text:p>
      <text:p text:style-name="P1"><text:tab/><text:tab/>@RequestMapping(value = "/anggota/{id}", method = RequestMethod.PUT)</text:p>
      <text:p text:style-name="P1"><text:tab/><text:tab/>@ResponseStatus(HttpStatus.OK)</text:p>
      <text:p text:style-name="P1"><text:tab/><text:tab/>public void updateAnggota(@PathVariable("id") String id, @RequestBody @Valid Anggota p) {</text:p>
      <text:p text:style-name="P1"><text:tab/><text:tab/><text:tab/>p.setId(id);</text:p>
      <text:p text:style-name="P1"><text:tab/><text:tab/><text:tab/>ad.save(p);</text:p>
      <text:p text:style-name="P1"><text:tab/><text:tab/>}</text:p>
      <text:p text:style-name="P1"/>
      <text:p text:style-name="P1">***</text:p>
      <text:p text:style-name="P1"><text:tab/><text:tab/>// mencari data dan respon 404 jika data tidak ada &lt;cari berdasarkan id&gt;</text:p>
      <text:p text:style-name="P1"><text:tab/><text:tab/>@RequestMapping(value = "/anggota/{id}", method = RequestMethod.GET)</text:p>
      <text:p text:style-name="P1"><text:tab/><text:tab/>@ResponseStatus(HttpStatus.OK)</text:p>
      <text:p text:style-name="P1"><text:tab/><text:tab/>public ResponseEntity&lt;Anggota&gt; cariAnggotaById(@PathVariable("id") String id) {</text:p>
      <text:p text:style-name="P1"><text:tab/><text:tab/><text:tab/>Anggota hasil = ad.findOne(id);</text:p>
      <text:p text:style-name="P1"><text:tab/><text:tab/><text:tab/>if (hasil == null) {</text:p>
      <text:p text:style-name="P1"><text:tab/><text:tab/><text:tab/><text:tab/>return new ResponseEntity&lt;&gt;(HttpStatus.NOT_FOUND);</text:p>
      <text:p text:style-name="P1"><text:tab/><text:tab/><text:tab/>}</text:p>
      <text:p text:style-name="P1"><text:tab/><text:tab/><text:tab/>return new ResponseEntity&lt;&gt;(hasil, HttpStatus.OK);</text:p>
      <text:p text:style-name="P1"><text:tab/><text:tab/>}</text:p>
      <text:p text:style-name="P1"/>
      <text:p text:style-name="P1">***</text:p>
      <text:p text:style-name="P1"><text:tab/><text:tab/>// jika delete data menjalankan ini</text:p>
      <text:p text:style-name="P1"><text:tab/><text:tab/>@RequestMapping(value = "/anggota/{id}", method = RequestMethod.DELETE)</text:p>
      <text:p text:style-name="P1"><text:tab/><text:tab/>@ResponseStatus(HttpStatus.OK)</text:p>
      <text:p text:style-name="P1"><text:tab/><text:tab/>public void hapusAnggota(@PathVariable("id") String id) {</text:p>
      <text:p text:style-name="P1"><text:tab/><text:tab/><text:tab/>ad.delete(id);</text:p>
      <text:p text:style-name="P1"><text:tab/><text:tab/>}</text:p>
      <text:p text:style-name="P1"/>
      <text:p text:style-name="P1"/>
      <text:p text:style-name="P1"># 7. deklarasi aturan java validasi pada entity java class.</text:p>
      <text:p text:style-name="P1"/>
      <text:p text:style-name="P1">***</text:p>
      <text:p text:style-name="P1"><text:tab/><text:tab/><text:tab/>@NotNull</text:p>
      <text:p text:style-name="P1"><text:tab/><text:tab/><text:tab/>@NotEmpty (tidak boleh di gunakan pada tipe data Date, karena bukan String)</text:p>
      <text:p text:style-name="P1"><text:tab/><text:tab/><text:tab/>@Size(min=3, max=150)</text:p>
      <text:p text:style-name="P1"><text:tab/><text:tab/><text:tab/>@Past (masa lampau, di gunakan untuk data tipe Date)</text:p>
      <text:p text:style-name="P1"><text:tab/><text:tab/><text:tab/>@Email</text:p>
      <text:p text:style-name="P1"/>
      <text:p text:style-name="P1">***</text:p>
      <text:p text:style-name="P1"><text:tab/><text:tab/><text:tab/>- tambahin parameter @valid pada nama controller class java. misal insert dan update</text:p>
      <text:p text:style-name="P1"><text:soft-page-break/><text:tab/><text:tab/><text:tab/>contoh coding;</text:p>
      <text:p text:style-name="P1"/>
      <text:p text:style-name="P1"><text:tab/><text:tab/><text:tab/><text:tab/>-------------------------------------------------------------------</text:p>
      <text:p text:style-name="P1"><text:tab/><text:tab/><text:tab/><text:tab/><text:tab/>// jika insert data menjalankan ini</text:p>
      <text:p text:style-name="P1"><text:tab/><text:tab/><text:tab/>@RequestMapping(value = "/anggota", method = RequestMethod.POST)</text:p>
      <text:p text:style-name="P1"><text:tab/><text:tab/><text:tab/>@ResponseStatus(HttpStatus.CREATED)</text:p>
      <text:p text:style-name="P1"><text:tab/><text:tab/><text:tab/>public void insertAnggotaBaru(@RequestBody @Valid Anggota p) {</text:p>
      <text:p text:style-name="P1"><text:tab/><text:tab/><text:tab/><text:tab/>ad.save(p);</text:p>
      <text:p text:style-name="P1"><text:tab/><text:tab/><text:tab/>}</text:p>
      <text:p text:style-name="P1"><text:tab/><text:tab/><text:tab/>---------------------------------------------------------------------</text:p>
      <text:p text:style-name="P1"/>
      <text:p text:style-name="P1"/>
      <text:p text:style-name="P1"># 8. Themplate engine with thymeleaf</text:p>
      <text:p text:style-name="P1"/>
      <text:p text:style-name="P1"/>
      <text:p text:style-name="P1">tambahkan depedency sebaigai berikut</text:p>
      <text:p text:style-name="P1"/>
      <text:p text:style-name="P1"><text:tab/><text:tab/>&lt;dependency&gt;</text:p>
      <text:p text:style-name="P1"><text:tab/><text:tab/><text:tab/>&lt;groupId&gt;org.springframework.boot&lt;/groupId&gt;</text:p>
      <text:p text:style-name="P1"><text:tab/><text:tab/><text:tab/>&lt;artifactId&gt;spring-boot-starter-thymeleaf&lt;/artifactId&gt;</text:p>
      <text:p text:style-name="P1"><text:tab/><text:tab/>&lt;/dependency&gt;</text:p>
      <text:p text:style-name="P1">***</text:p>
      <text:p text:style-name="P1"><text:s text:c="4"/>tambahkan folder"<text:span text:style-name="T1">t</text:span>emplates" pada</text:p>
      <text:p text:style-name="P1"/>
      <text:p text:style-name="P1"><text:s text:c="4"/>src/main/resources/templates</text:p>
      <text:p text:style-name="P1"/>
      <text:p text:style-name="P1"/>
      <text:p text:style-name="P1"><text:s text:c="2"/>- Anotation @controller</text:p>
      <text:p text:style-name="P1"><text:s text:c="4"/>tidak usah @RestCntroller supaya tidak respon body</text:p>
      <text:p text:style-name="P1"><text:s text:c="2"/>- tambahkan @ResponBody di atas method</text:p>
      <text:p text:style-name="P1"/>
      <text:p text:style-name="P1"/>
      <text:p text:style-name="P3"># 9<text:span text:style-name="T3"> Login &amp; <text:s/></text:span>CSRF </text:p>
      <text:p text:style-name="P1">- <text:span text:style-name="T3">buat login.html</text:span></text:p>
      <text:p text:style-name="P1"/>
      <text:p text:style-name="P1">- kemudaian tambahkan depedency</text:p>
      <text:p text:style-name="P1"/>
      <text:p text:style-name="P1">****</text:p>
      <text:p text:style-name="P1"><text:tab/><text:tab/>&lt;dependency&gt;</text:p>
      <text:p text:style-name="P1"><text:tab/><text:tab/><text:tab/>&lt;groupId&gt;org.springframework.boot&lt;/groupId&gt;</text:p>
      <text:p text:style-name="P1"><text:tab/><text:tab/><text:tab/>&lt;artifactId&gt;spring-boot-starter-security&lt;/artifactId&gt;</text:p>
      <text:p text:style-name="P1"><text:tab/><text:tab/>&lt;/dependency&gt;</text:p>
      <text:p text:style-name="P1"/>
      <text:p text:style-name="P2">- <text:span text:style-name="T2">buat form login.html, Konfigurasi.java dan KonfigurasWeb.java pada folder config</text:span></text:p>
      <text:p text:style-name="P2">- lihat form login<text:span text:style-name="T1">html</text:span> dan <text:span text:style-name="T1">K</text:span>onfigurasiSecurity.<text:span text:style-name="T1">java</text:span></text:p>
      <text:p text:style-name="P2"/>
      <text:p text:style-name="P4">10. Logout</text:p>
      <text:p text:style-name="P4">- tidak bisa kasih link langsung, harus ada harus method post, dan <text:s/><text:span text:style-name="T3">harus ada CSRF <text:s/>pada </text:span>&lt;form&gt;</text:p>
      <text:p text:style-name="P4">-<text:span text:style-name="T3">lebih lengkap lihat halo.html </text:span></text:p>
      <text:p text:style-name="P1"/>
      <text:p text:style-name="P1"/>
      <text:p text:style-name="P1"/>
      <text:p text:style-name="P1"><text:soft-page-break/></text:p>
      <text:p text:style-name="P5">11. Permission</text:p>
      <text:p text:style-name="P6"><text:span text:style-name="T4">- mebuat permmison pada link <text:line-break/> - Tambahkan pada method </text:span><text:span text:style-name="T27">protected</text:span><text:span text:style-name="T17"> </text:span><text:span text:style-name="T27">void</text:span><text:span text:style-name="T17"> configure(HttpSecurity </text:span><text:span text:style-name="T31">http</text:span><text:span text:style-name="T17">) </text:span><text:span text:style-name="T27">throws</text:span><text:span text:style-name="T17"> </text:span><text:span text:style-name="T36">Exception</text:span></text:p>
      <text:p text:style-name="P6"><text:span text:style-name="T5"><text:tab/><text:tab/><text:tab/><text:tab/>.antMatchers(</text:span><text:span text:style-name="T19">"/halo"</text:span><text:span text:style-name="T5">).hasAnyRole(</text:span><text:span text:style-name="T19">"ADMIN"</text:span><text:span text:style-name="T5">, </text:span><text:span text:style-name="T19">"STAFF"</text:span><text:span text:style-name="T5">)</text:span></text:p>
      <text:p text:style-name="P16"><text:span text:style-name="T5"><text:tab/><text:tab/><text:tab/><text:tab/>.antMatchers(</text:span><text:span text:style-name="T19">"/peserta/form"</text:span><text:span text:style-name="T5">).hasAnyRole(</text:span><text:span text:style-name="T19">"ADMIN"</text:span><text:span text:style-name="T5">)</text:span></text:p>
      <text:p text:style-name="P5"><text:span text:style-name="T5"><text:tab/><text:tab/><text:tab/><text:tab/>.antMatchers(</text:span><text:span text:style-name="T19">"/peserta/list"</text:span><text:span text:style-name="T5">).hasAnyRole(</text:span><text:span text:style-name="T19">"STAFF"</text:span><text:span text:style-name="T5">)</text:span></text:p>
      <text:p text:style-name="P19"/>
      <text:p text:style-name="P20">12.anggular js http request data di proses dari client side kalau di server side memakai thymeleaf</text:p>
      <text:p text:style-name="P20"/>
      <text:p text:style-name="P20">-buat folder static/js</text:p>
      <text:p text:style-name="P20"/>
      <text:p text:style-name="P7"><text:span text:style-name="T5">- </text:span><text:span text:style-name="T6">untuk menampilan js array </text:span><text:span text:style-name="T7">pada jee.js</text:span></text:p>
      <text:p text:style-name="P21"/>
      <text:p text:style-name="P8"><text:span text:style-name="T6"><text:tab/></text:span><text:span text:style-name="T29">var</text:span><text:span text:style-name="T39"> </text:span><text:span text:style-name="T5">aplikasiJee</text:span><text:span text:style-name="T39"> </text:span><text:span text:style-name="T5">=</text:span><text:span text:style-name="T39"> </text:span><text:span text:style-name="T5">angular.module(</text:span><text:span text:style-name="T19">'aplikasiJee'</text:span><text:span text:style-name="T5">,</text:span><text:span text:style-name="T39"> </text:span><text:span text:style-name="T5">[]);</text:span></text:p>
      <text:p text:style-name="P16"><text:span text:style-name="T5"><text:tab/>aplikasiJee.controller(</text:span><text:span text:style-name="T19">'HaloController'</text:span><text:span text:style-name="T5">,</text:span><text:span text:style-name="T39"> </text:span><text:span text:style-name="T28">function</text:span><text:span text:style-name="T5">($scope)</text:span><text:span text:style-name="T39"> </text:span><text:span text:style-name="T5">{</text:span></text:p>
      <text:p text:style-name="P16"><text:span text:style-name="T39"><text:tab/></text:span><text:span text:style-name="T5">$scope.daftarEmail</text:span><text:span text:style-name="T39"> </text:span><text:span text:style-name="T5">=</text:span><text:span text:style-name="T39"> </text:span><text:span text:style-name="T5">[</text:span><text:span text:style-name="T39"> </text:span></text:p>
      <text:p text:style-name="P16"><text:span text:style-name="T39"><text:tab/> <text:s text:c="7"/><text:tab/></text:span><text:span text:style-name="T19">'didik.hariyanto@asia.com'</text:span><text:span text:style-name="T5">,</text:span></text:p>
      <text:p text:style-name="P16"><text:span text:style-name="T39"><text:tab/><text:tab/><text:tab/></text:span><text:span text:style-name="T19">'didik.hariyanto@gmial.com'</text:span><text:span text:style-name="T5">,</text:span><text:span text:style-name="T39"> </text:span></text:p>
      <text:p text:style-name="P16"><text:span text:style-name="T39"><text:tab/><text:tab/><text:tab/></text:span><text:span text:style-name="T19">'didik.hariyanto@mail.com'</text:span><text:span text:style-name="T39"> </text:span></text:p>
      <text:p text:style-name="P16"><text:span text:style-name="T39"><text:tab/><text:tab/><text:tab/></text:span><text:span text:style-name="T5">];</text:span></text:p>
      <text:p text:style-name="P39"/>
      <text:p text:style-name="P39">});</text:p>
      <text:p text:style-name="P39"/>
      <text:p text:style-name="P39"/>
      <text:p text:style-name="P16"><text:span text:style-name="T5">- </text:span><text:span text:style-name="T7">untuk menambhkan dari tombol tambahkan di listng pada jee.js</text:span></text:p>
      <text:p text:style-name="P40"/>
      <text:p text:style-name="P7"><text:span text:style-name="T29">var</text:span><text:span text:style-name="T39"> </text:span><text:span text:style-name="T5">aplikasiJee</text:span><text:span text:style-name="T39"> </text:span><text:span text:style-name="T5">=</text:span><text:span text:style-name="T39"> </text:span><text:span text:style-name="T5">angular.module(</text:span><text:span text:style-name="T19">'aplikasiJee'</text:span><text:span text:style-name="T5">,</text:span><text:span text:style-name="T39"> </text:span><text:span text:style-name="T5">[]);</text:span></text:p>
      <text:p text:style-name="P16"><text:span text:style-name="T5">aplikasiJee.controller(</text:span><text:span text:style-name="T19">'HaloController'</text:span><text:span text:style-name="T5">,</text:span><text:span text:style-name="T39"> </text:span><text:span text:style-name="T28">function</text:span><text:span text:style-name="T5">($scope)</text:span><text:span text:style-name="T39"> </text:span><text:span text:style-name="T5">{</text:span></text:p>
      <text:p text:style-name="P16"><text:span text:style-name="T39"><text:tab/></text:span><text:span text:style-name="T5">$scope.daftarEmail</text:span><text:span text:style-name="T39"> </text:span><text:span text:style-name="T5">=</text:span><text:span text:style-name="T39"> </text:span><text:span text:style-name="T5">[</text:span><text:span text:style-name="T39"> </text:span></text:p>
      <text:p text:style-name="P16"><text:span text:style-name="T39"><text:tab/> <text:s text:c="7"/></text:span><text:span text:style-name="T19">'didik.hariyanto@asia.com'</text:span><text:span text:style-name="T5">,</text:span></text:p>
      <text:p text:style-name="P16"><text:span text:style-name="T39"><text:tab/><text:tab/><text:tab/></text:span><text:span text:style-name="T19">'didik.hariyanto@gmial.com'</text:span><text:span text:style-name="T5">,</text:span><text:span text:style-name="T39"> </text:span></text:p>
      <text:p text:style-name="P16"><text:span text:style-name="T39"><text:tab/><text:tab/><text:tab/></text:span><text:span text:style-name="T19">'didik.hariyanto@mail.com'</text:span><text:span text:style-name="T39"> </text:span></text:p>
      <text:p text:style-name="P16"><text:span text:style-name="T39"><text:tab/><text:tab/><text:tab/></text:span><text:span text:style-name="T5">];</text:span></text:p>
      <text:p text:style-name="P16"><text:span text:style-name="T39"><text:tab/></text:span><text:span text:style-name="T5">$scope.tambahEmail</text:span><text:span text:style-name="T39"> </text:span><text:span text:style-name="T5">=</text:span><text:span text:style-name="T39"> </text:span><text:span text:style-name="T28">function</text:span><text:span text:style-name="T5">(){</text:span></text:p>
      <text:p text:style-name="P16"><text:span text:style-name="T39"><text:s text:c="8"/></text:span><text:span text:style-name="T5">$scope.daftarEmail.push($scope.email);</text:span></text:p>
      <text:p text:style-name="P16"><text:span text:style-name="T39"><text:s text:c="5"/></text:span><text:span text:style-name="T43">//$scope.email = "";</text:span></text:p>
      <text:p text:style-name="P16"><text:span text:style-name="T39"><text:s text:c="4"/></text:span><text:span text:style-name="T5">};</text:span></text:p>
      <text:p text:style-name="P39">});</text:p>
      <text:p text:style-name="P21"/>
      <text:p text:style-name="P21"/>
      <text:p text:style-name="P9"><text:span text:style-name="T6">-u</text:span><text:span text:style-name="T5">ntuk hapus tambahkan dan hapus full</text:span></text:p>
      <text:p text:style-name="P9"><text:span text:style-name="T28">var</text:span><text:span text:style-name="T39"> </text:span><text:span text:style-name="T5">aplikasiJee</text:span><text:span text:style-name="T39"> </text:span><text:span text:style-name="T5">=</text:span><text:span text:style-name="T39"> </text:span><text:span text:style-name="T5">angular.module(</text:span><text:span text:style-name="T19">'aplikasiJee'</text:span><text:span text:style-name="T5">,</text:span><text:span text:style-name="T39"> </text:span><text:span text:style-name="T5">[]);</text:span></text:p>
      <text:p text:style-name="P16"><text:span text:style-name="T5">aplikasiJee.controller(</text:span><text:span text:style-name="T19">'HaloController'</text:span><text:span text:style-name="T5">,</text:span><text:span text:style-name="T39"> </text:span><text:span text:style-name="T28">function</text:span><text:span text:style-name="T5">($scope)</text:span><text:span text:style-name="T39"> </text:span><text:span text:style-name="T5">{</text:span></text:p>
      <text:p text:style-name="P16"><text:span text:style-name="T39"><text:tab/></text:span><text:span text:style-name="T5">$scope.daftarEmail</text:span><text:span text:style-name="T39"> </text:span><text:span text:style-name="T5">=</text:span><text:span text:style-name="T39"> </text:span><text:span text:style-name="T5">[</text:span><text:span text:style-name="T39"> </text:span></text:p>
      <text:p text:style-name="P16"><text:span text:style-name="T39"><text:tab/> <text:s text:c="7"/></text:span><text:span text:style-name="T19">'didik.hariyanto@asia.com'</text:span><text:span text:style-name="T5">,</text:span></text:p>
      <text:p text:style-name="P16"><text:span text:style-name="T39"><text:tab/><text:tab/><text:tab/></text:span><text:span text:style-name="T19">'didik.hariyanto@gmial.com'</text:span><text:span text:style-name="T5">,</text:span><text:span text:style-name="T39"> </text:span></text:p>
      <text:p text:style-name="P16"><text:span text:style-name="T39"><text:tab/><text:tab/><text:tab/></text:span><text:span text:style-name="T19">'didik.hariyanto@mail.com'</text:span><text:span text:style-name="T39"> </text:span></text:p>
      <text:p text:style-name="P16"><text:span text:style-name="T39"><text:tab/><text:tab/><text:tab/></text:span><text:span text:style-name="T5">];</text:span></text:p>
      <text:p text:style-name="P16"><text:span text:style-name="T39"><text:tab/></text:span><text:span text:style-name="T5">$scope.tambahEmail</text:span><text:span text:style-name="T39"> </text:span><text:span text:style-name="T5">=</text:span><text:span text:style-name="T39"> </text:span><text:span text:style-name="T28">function</text:span><text:span text:style-name="T5">(){</text:span></text:p>
      <text:p text:style-name="P16"><text:span text:style-name="T39"><text:s text:c="8"/></text:span><text:span text:style-name="T5">$scope.daftarEmail.push($scope.email);</text:span></text:p>
      <text:p text:style-name="P16"><text:span text:style-name="T39"><text:s text:c="5"/></text:span><text:span text:style-name="T43">//$scope.email = "";</text:span></text:p>
      <text:p text:style-name="P16"><text:span text:style-name="T39"><text:s text:c="4"/></text:span><text:span text:style-name="T5">};</text:span></text:p>
      <text:p text:style-name="P41"><text:s text:c="4"/></text:p>
      <text:p text:style-name="P16"><text:span text:style-name="T39"><text:s text:c="4"/></text:span><text:span text:style-name="T5">$scope.hapusEmail</text:span><text:span text:style-name="T39"> </text:span><text:span text:style-name="T5">=</text:span><text:span text:style-name="T39"> </text:span><text:span text:style-name="T28">function</text:span><text:span text:style-name="T5">(x){</text:span></text:p>
      <text:p text:style-name="P41"><text:s text:c="4"/><text:tab/></text:p>
      <text:p text:style-name="P16"><text:span text:style-name="T39"><text:s text:c="4"/><text:tab/></text:span><text:span text:style-name="T28">var</text:span><text:span text:style-name="T39"> </text:span><text:span text:style-name="T5">lokasiIndex</text:span><text:span text:style-name="T39"> </text:span><text:span text:style-name="T5">=</text:span><text:span text:style-name="T39"> </text:span><text:span text:style-name="T5">$scope.daftarEmail.indexOf(x);</text:span></text:p>
      <text:p text:style-name="P16"><text:span text:style-name="T39"><text:s text:c="4"/><text:tab/></text:span><text:span text:style-name="T28">if</text:span><text:span text:style-name="T5">(lokasiIndex</text:span><text:span text:style-name="T39"> </text:span><text:span text:style-name="T5">&gt;</text:span><text:span text:style-name="T39"> </text:span><text:span text:style-name="T5">-1){</text:span></text:p>
      <text:p text:style-name="P16"><text:span text:style-name="T39"><text:s text:c="4"/><text:tab/><text:tab/></text:span><text:span text:style-name="T5">$scope.daftarEmail.splice(lokasiIndex,1);</text:span></text:p>
      <text:p text:style-name="P16"><text:soft-page-break/><text:span text:style-name="T39"><text:s text:c="4"/><text:tab/></text:span><text:span text:style-name="T5">}</text:span></text:p>
      <text:p text:style-name="P16"><text:span text:style-name="T39"><text:s text:c="4"/></text:span><text:span text:style-name="T5">}</text:span></text:p>
      <text:p text:style-name="P39">})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6">- </text:span><text:span text:style-name="T7">kemudian di listng.html</text:span></text:p>
      <text:p text:style-name="P23"/>
      <text:p text:style-name="P7"><text:span text:style-name="T49">&lt;</text:span><text:span text:style-name="T56">body</text:span><text:span text:style-name="T61"> </text:span><text:span text:style-name="T62">ng-app</text:span><text:span text:style-name="T39">=</text:span><text:span text:style-name="T21">"aplikasiJee"</text:span><text:span text:style-name="T48">&gt;</text:span></text:p>
      <text:p text:style-name="P17"/>
      <text:p text:style-name="P16"><text:span text:style-name="T48">&lt;</text:span><text:span text:style-name="T57">h1</text:span><text:span text:style-name="T48">&gt;</text:span><text:span text:style-name="T37">daftar</text:span><text:span text:style-name="T39"> </text:span><text:span text:style-name="T37">peserta</text:span><text:span text:style-name="T39"> with </text:span><text:span text:style-name="T37">anggular</text:span><text:span text:style-name="T48">&lt;/</text:span><text:span text:style-name="T57">h1</text:span><text:span text:style-name="T48">&gt;</text:span></text:p>
      <text:p text:style-name="P17"/>
      <text:p text:style-name="P16"><text:span text:style-name="T39"><text:tab/><text:tab/><text:tab/></text:span><text:span text:style-name="T48">&lt;</text:span><text:span text:style-name="T57">div</text:span><text:span text:style-name="T61"> </text:span><text:span text:style-name="T62">ng-controller</text:span><text:span text:style-name="T39">=</text:span><text:span text:style-name="T21">"HaloController"</text:span><text:span text:style-name="T48">&gt;</text:span></text:p>
      <text:p text:style-name="P16"><text:span text:style-name="T39"><text:tab/><text:tab/><text:tab/><text:tab/></text:span><text:span text:style-name="T37">Emial</text:span><text:span text:style-name="T39"> </text:span><text:span text:style-name="T37">Anda</text:span><text:span text:style-name="T39"> </text:span><text:span text:style-name="T48">&lt;</text:span><text:span text:style-name="T57">input</text:span><text:span text:style-name="T61"> </text:span><text:span text:style-name="T65">type</text:span><text:span text:style-name="T39">=</text:span><text:span text:style-name="T21">"text"</text:span><text:span text:style-name="T61"> </text:span><text:span text:style-name="T62">ng-model</text:span><text:span text:style-name="T39">=</text:span><text:span text:style-name="T21">"email"</text:span><text:span text:style-name="T61"> </text:span><text:span text:style-name="T48">/&gt;</text:span></text:p>
      <text:p text:style-name="P16"><text:span text:style-name="T39"><text:tab/><text:tab/><text:tab/><text:tab/></text:span><text:span text:style-name="T48">&lt;</text:span><text:span text:style-name="T57">button</text:span><text:span text:style-name="T61"> </text:span><text:span text:style-name="T62">ng-click</text:span><text:span text:style-name="T39">=</text:span><text:span text:style-name="T21">"tambahEmail()"</text:span><text:span text:style-name="T48">&gt;</text:span><text:span text:style-name="T37">tambahkan</text:span><text:span text:style-name="T48">&lt;/</text:span><text:span text:style-name="T57">button</text:span><text:span text:style-name="T48">&gt;</text:span></text:p>
      <text:p text:style-name="P16"><text:span text:style-name="T39"><text:tab/><text:tab/><text:tab/><text:tab/></text:span><text:span text:style-name="T48">&lt;</text:span><text:span text:style-name="T57">br</text:span><text:span text:style-name="T48">/&gt;</text:span><text:span text:style-name="T39"> </text:span></text:p>
      <text:p text:style-name="P16"><text:span text:style-name="T39"><text:tab/><text:tab/><text:tab/><text:tab/>HALO :</text:span><text:span text:style-name="T64">{{</text:span><text:span text:style-name="T41">email</text:span><text:span text:style-name="T64">}}</text:span><text:span text:style-name="T39"> </text:span></text:p>
      <text:p text:style-name="P16"><text:span text:style-name="T39"><text:tab/><text:tab/><text:tab/><text:tab/></text:span><text:span text:style-name="T48">&lt;</text:span><text:span text:style-name="T57">br</text:span><text:span text:style-name="T48">/&gt;</text:span><text:span text:style-name="T39"> </text:span></text:p>
      <text:p text:style-name="P16"><text:span text:style-name="T39"><text:tab/><text:tab/><text:tab/><text:tab/></text:span><text:span text:style-name="T37">Daftar</text:span><text:span text:style-name="T39"> email</text:span></text:p>
      <text:p text:style-name="P16"><text:span text:style-name="T39"><text:tab/><text:tab/><text:tab/><text:tab/></text:span><text:span text:style-name="T48">&lt;</text:span><text:span text:style-name="T57">ul</text:span><text:span text:style-name="T48">&gt;</text:span></text:p>
      <text:p text:style-name="P16"><text:span text:style-name="T39"><text:tab/><text:tab/><text:tab/><text:tab/><text:tab/></text:span><text:span text:style-name="T48">&lt;</text:span><text:span text:style-name="T57">li</text:span><text:span text:style-name="T61"> </text:span><text:span text:style-name="T62">ng-repeat</text:span><text:span text:style-name="T39">=</text:span><text:span text:style-name="T21">"e in daftarEmail "</text:span><text:span text:style-name="T48">&gt;</text:span><text:span text:style-name="T64">{{</text:span><text:span text:style-name="T41">e</text:span><text:span text:style-name="T64">}}</text:span><text:span text:style-name="T48">&lt;/</text:span><text:span text:style-name="T57">li</text:span><text:span text:style-name="T48">&gt;</text:span></text:p>
      <text:p text:style-name="P16"><text:span text:style-name="T39"><text:tab/><text:tab/><text:tab/><text:tab/></text:span><text:span text:style-name="T48">&lt;/</text:span><text:span text:style-name="T57">ul</text:span><text:span text:style-name="T48">&gt;</text:span></text:p>
      <text:p text:style-name="P16"><text:span text:style-name="T39"><text:tab/><text:tab/><text:tab/></text:span><text:span text:style-name="T48">&lt;/</text:span><text:span text:style-name="T57">div</text:span><text:span text:style-name="T48">&gt;</text:span></text:p>
      <text:p text:style-name="P16"><text:span text:style-name="T39"><text:tab/></text:span><text:span text:style-name="T48">&lt;</text:span><text:span text:style-name="T57">script</text:span></text:p>
      <text:p text:style-name="P16"><text:span text:style-name="T61"><text:tab/><text:tab/></text:span><text:span text:style-name="T65">src</text:span><text:span text:style-name="T39">=</text:span><text:span text:style-name="T21">"https://ajax.googleapis.com/ajax/libs/angularjs/1.5.7/angular.min.js"</text:span><text:span text:style-name="T48">&gt;&lt;/</text:span><text:span text:style-name="T57">script</text:span><text:span text:style-name="T48">&gt;</text:span></text:p>
      <text:p text:style-name="P7"><text:span text:style-name="T39"><text:tab/></text:span><text:span text:style-name="T48">&lt;</text:span><text:span text:style-name="T57">script</text:span><text:span text:style-name="T61"> </text:span><text:span text:style-name="T65">src</text:span><text:span text:style-name="T39">=</text:span><text:span text:style-name="T23">"/js/jee.js"</text:span><text:span text:style-name="T48">&gt;&lt;/</text:span><text:span text:style-name="T57">script</text:span><text:span text:style-name="T48">&gt;</text:span></text:p>
      <text:p text:style-name="P23"/>
      <text:p text:style-name="P23"/>
      <text:p text:style-name="P23"/>
      <text:p text:style-name="P10"><text:span text:style-name="T7">1</text:span><text:span text:style-name="T5">3.HTTP REQUEST ANGULAR JS</text:span></text:p>
      <text:p text:style-name="P11"><text:span text:style-name="T8">- </text:span><text:span text:style-name="T9">buat folder js/jee.js</text:span></text:p>
      <text:p text:style-name="P24"/>
      <text:p text:style-name="P11"><text:span text:style-name="T43">// $</text:span><text:span text:style-name="T45">http</text:span><text:span text:style-name="T43"> request angular </text:span><text:span text:style-name="T45">tampilkan</text:span><text:span text:style-name="T43"> data </text:span><text:span text:style-name="T45">dari</text:span><text:span text:style-name="T43"> database</text:span></text:p>
      <text:p text:style-name="P16"><text:span text:style-name="T5">aplikasiJee.controller(</text:span><text:span text:style-name="T19">"PesertaController"</text:span><text:span text:style-name="T5">,</text:span><text:span text:style-name="T39"> </text:span><text:span text:style-name="T28">function</text:span><text:span text:style-name="T5">($http,</text:span><text:span text:style-name="T39"> </text:span><text:span text:style-name="T5">$scope){</text:span></text:p>
      <text:p text:style-name="P16"><text:span text:style-name="T39"><text:tab/></text:span><text:span text:style-name="T5">$scope.dataPeserta</text:span><text:span text:style-name="T39"> </text:span><text:span text:style-name="T5">=</text:span><text:span text:style-name="T39"> </text:span><text:span text:style-name="T5">{};</text:span></text:p>
      <text:p text:style-name="P16"><text:span text:style-name="T39"><text:tab/></text:span><text:span text:style-name="T5">$scope.updateDataPeserta</text:span><text:span text:style-name="T39"> </text:span><text:span text:style-name="T5">=</text:span><text:span text:style-name="T39"> </text:span><text:span text:style-name="T28">function</text:span><text:span text:style-name="T5">(){</text:span></text:p>
      <text:p text:style-name="P16"><text:span text:style-name="T39"><text:tab/><text:tab/></text:span><text:span text:style-name="T5">$http.get(</text:span><text:span text:style-name="T19">'/api/peserta'</text:span><text:span text:style-name="T5">).then(sukses,</text:span><text:span text:style-name="T39"> </text:span><text:span text:style-name="T5">gagal);</text:span></text:p>
      <text:p text:style-name="P16"><text:span text:style-name="T39"><text:tab/><text:tab/></text:span><text:span text:style-name="T28">function</text:span><text:span text:style-name="T39"> </text:span><text:span text:style-name="T5">sukses</text:span><text:span text:style-name="T39"> </text:span><text:span text:style-name="T5">(response){</text:span></text:p>
      <text:p text:style-name="P41"><text:tab/></text:p>
      <text:p text:style-name="P16"><text:span text:style-name="T39"><text:tab/><text:tab/><text:tab/></text:span><text:span text:style-name="T5">$scope.dataPeserta</text:span><text:span text:style-name="T39"> </text:span><text:span text:style-name="T5">=</text:span><text:span text:style-name="T39"> </text:span><text:span text:style-name="T5">response.data;</text:span></text:p>
      <text:p text:style-name="P16"><text:span text:style-name="T39"><text:tab/><text:tab/></text:span><text:span text:style-name="T5">};</text:span></text:p>
      <text:p text:style-name="P16"><text:span text:style-name="T39"><text:tab/><text:tab/></text:span><text:span text:style-name="T28">function</text:span><text:span text:style-name="T39"> </text:span><text:span text:style-name="T5">gagal(response){</text:span></text:p>
      <text:p text:style-name="P16"><text:span text:style-name="T39"><text:tab/><text:tab/><text:tab/></text:span><text:span text:style-name="T5">console.log(response);</text:span></text:p>
      <text:p text:style-name="P16"><text:span text:style-name="T39"><text:tab/><text:tab/><text:tab/></text:span><text:span text:style-name="T5">alert(</text:span><text:span text:style-name="T19">'error :'</text:span><text:span text:style-name="T5">+response);</text:span></text:p>
      <text:p text:style-name="P16"><text:span text:style-name="T39"><text:tab/><text:tab/></text:span><text:span text:style-name="T5">};</text:span></text:p>
      <text:p text:style-name="P16"><text:span text:style-name="T39"><text:tab/></text:span><text:span text:style-name="T5">};</text:span></text:p>
      <text:p text:style-name="P41"><text:tab/></text:p>
      <text:p text:style-name="P16"><text:span text:style-name="T39"><text:tab/></text:span><text:span text:style-name="T5">$scope.updateDataPeserta();</text:span></text:p>
      <text:p text:style-name="P17"/>
      <text:p text:style-name="P25">});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0"><text:span text:style-name="T5">-</text:span><text:span text:style-name="T11">tampilkan data listng.html</text:span></text:p>
      <text:p text:style-name="P10"><text:span text:style-name="T50">&lt;</text:span><text:span text:style-name="T56">body</text:span><text:span text:style-name="T61"> </text:span><text:span text:style-name="T62">ng-app</text:span><text:span text:style-name="T39">=</text:span><text:span text:style-name="T21">"aplikasiJee"</text:span><text:span text:style-name="T48">&gt;</text:span></text:p>
      <text:p text:style-name="P17"/>
      <text:p text:style-name="P16"><text:span text:style-name="T48">&lt;</text:span><text:span text:style-name="T57">h1</text:span><text:span text:style-name="T48">&gt;</text:span><text:span text:style-name="T37">daftar</text:span><text:span text:style-name="T39"> </text:span><text:span text:style-name="T37">peserta</text:span><text:span text:style-name="T39"> with </text:span><text:span text:style-name="T37">anggular</text:span><text:span text:style-name="T48">&lt;/</text:span><text:span text:style-name="T57">h1</text:span><text:span text:style-name="T48">&gt;</text:span></text:p>
      <text:p text:style-name="P17"/>
      <text:p text:style-name="P16"><text:span text:style-name="T39"><text:tab/><text:tab/><text:tab/></text:span><text:span text:style-name="T48">&lt;</text:span><text:span text:style-name="T57">div</text:span><text:span text:style-name="T61"> </text:span><text:span text:style-name="T62">ng-controller</text:span><text:span text:style-name="T39">=</text:span><text:span text:style-name="T21">"HaloController"</text:span><text:span text:style-name="T48">&gt;</text:span></text:p>
      <text:p text:style-name="P16"><text:span text:style-name="T39"><text:tab/><text:tab/><text:tab/><text:tab/></text:span><text:span text:style-name="T37">Emial</text:span><text:span text:style-name="T39"> </text:span><text:span text:style-name="T37">Anda</text:span><text:span text:style-name="T39"> </text:span><text:span text:style-name="T48">&lt;</text:span><text:span text:style-name="T57">input</text:span><text:span text:style-name="T61"> </text:span><text:span text:style-name="T65">type</text:span><text:span text:style-name="T39">=</text:span><text:span text:style-name="T21">"text"</text:span><text:span text:style-name="T61"> </text:span><text:span text:style-name="T62">ng-model</text:span><text:span text:style-name="T39">=</text:span><text:span text:style-name="T21">"email"</text:span><text:span text:style-name="T61"> </text:span><text:span text:style-name="T48">/&gt;</text:span></text:p>
      <text:p text:style-name="P16"><text:span text:style-name="T39"><text:tab/><text:tab/><text:tab/><text:tab/></text:span><text:span text:style-name="T48">&lt;</text:span><text:span text:style-name="T57">button</text:span><text:span text:style-name="T61"> </text:span><text:span text:style-name="T62">ng-click</text:span><text:span text:style-name="T39">=</text:span><text:span text:style-name="T21">"tambahEmail()"</text:span><text:span text:style-name="T48">&gt;</text:span><text:span text:style-name="T37">tambahkan</text:span><text:span text:style-name="T48">&lt;/</text:span><text:span text:style-name="T57">button</text:span><text:span text:style-name="T48">&gt;</text:span></text:p>
      <text:p text:style-name="P16"><text:span text:style-name="T39"><text:tab/><text:tab/><text:tab/><text:tab/></text:span><text:span text:style-name="T48">&lt;</text:span><text:span text:style-name="T57">br</text:span><text:span text:style-name="T48">/&gt;</text:span><text:span text:style-name="T39"> </text:span></text:p>
      <text:p text:style-name="P16"><text:span text:style-name="T39"><text:tab/><text:tab/><text:tab/><text:tab/>HALO :</text:span><text:span text:style-name="T64">{{</text:span><text:span text:style-name="T41">email</text:span><text:span text:style-name="T64">}}</text:span><text:span text:style-name="T39"> </text:span></text:p>
      <text:p text:style-name="P16"><text:span text:style-name="T39"><text:tab/><text:tab/><text:tab/><text:tab/></text:span><text:span text:style-name="T48">&lt;</text:span><text:span text:style-name="T57">br</text:span><text:span text:style-name="T48">/&gt;</text:span><text:span text:style-name="T39"> </text:span></text:p>
      <text:p text:style-name="P16"><text:span text:style-name="T39"><text:tab/><text:tab/><text:tab/><text:tab/></text:span><text:span text:style-name="T37">Daftar</text:span><text:span text:style-name="T39"> email</text:span></text:p>
      <text:p text:style-name="P16"><text:span text:style-name="T39"><text:tab/><text:tab/><text:tab/><text:tab/></text:span><text:span text:style-name="T48">&lt;</text:span><text:span text:style-name="T57">ul</text:span><text:span text:style-name="T48">&gt;</text:span></text:p>
      <text:p text:style-name="P16"><text:span text:style-name="T39"><text:tab/><text:tab/><text:tab/><text:tab/><text:tab/></text:span><text:span text:style-name="T48">&lt;</text:span><text:span text:style-name="T57">li</text:span><text:span text:style-name="T61"> </text:span><text:span text:style-name="T62">ng-repeat</text:span><text:span text:style-name="T39">=</text:span><text:span text:style-name="T21">"e in daftarEmail "</text:span><text:span text:style-name="T48">&gt;</text:span><text:span text:style-name="T64">{{</text:span><text:span text:style-name="T41">e</text:span><text:span text:style-name="T64">}}</text:span></text:p>
      <text:p text:style-name="P16"><text:span text:style-name="T39"><text:tab/><text:tab/><text:tab/><text:tab/><text:tab/></text:span><text:span text:style-name="T48">&lt;</text:span><text:span text:style-name="T57">button</text:span><text:span text:style-name="T61"> </text:span><text:span text:style-name="T62">ng-click</text:span><text:span text:style-name="T39">=</text:span><text:span text:style-name="T21">"hapusEmail(e)"</text:span><text:span text:style-name="T48">&gt;</text:span><text:span text:style-name="T37">Hapus</text:span><text:span text:style-name="T48">&lt;/</text:span><text:span text:style-name="T57">button</text:span><text:span text:style-name="T48">&gt;</text:span></text:p>
      <text:p text:style-name="P16"><text:span text:style-name="T39"><text:tab/><text:tab/><text:tab/><text:tab/><text:tab/></text:span><text:span text:style-name="T48">&lt;/</text:span><text:span text:style-name="T57">li</text:span><text:span text:style-name="T48">&gt;</text:span></text:p>
      <text:p text:style-name="P16"><text:span text:style-name="T39"><text:tab/><text:tab/><text:tab/><text:tab/></text:span><text:span text:style-name="T48">&lt;/</text:span><text:span text:style-name="T57">ul</text:span><text:span text:style-name="T48">&gt;</text:span></text:p>
      <text:p text:style-name="P10"><text:span text:style-name="T39"><text:tab/><text:tab/><text:tab/></text:span><text:span text:style-name="T48">&lt;/</text:span><text:span text:style-name="T57">div</text:span><text:span text:style-name="T48">&gt;</text:span></text:p>
      <text:p text:style-name="P25"/>
      <text:p text:style-name="P25"/>
      <text:p text:style-name="P25"/>
      <text:p text:style-name="P25"/>
      <text:p text:style-name="P25"/>
      <text:p text:style-name="P10"><text:span text:style-name="T5">- </text:span><text:span text:style-name="T10">hapus data js</text:span></text:p>
      <text:p text:style-name="P10"><text:span text:style-name="T44">// </text:span><text:span text:style-name="T45">hapus</text:span><text:span text:style-name="T43"> data angular </text:span><text:span text:style-name="T45">dari</text:span><text:span text:style-name="T43"> </text:span><text:span text:style-name="T45">db</text:span><text:span text:style-name="T43"><text:tab/></text:span></text:p>
      <text:p text:style-name="P16"><text:span text:style-name="T39"><text:tab/></text:span><text:span text:style-name="T5">$scope.hapusPeserta</text:span><text:span text:style-name="T39"> </text:span><text:span text:style-name="T5">=</text:span><text:span text:style-name="T39"> </text:span><text:span text:style-name="T28">function</text:span><text:span text:style-name="T5">(x){</text:span></text:p>
      <text:p text:style-name="P16"><text:span text:style-name="T39"><text:tab/></text:span><text:span text:style-name="T5">$http.</text:span><text:span text:style-name="T28">delete</text:span><text:span text:style-name="T5">(</text:span><text:span text:style-name="T19">'/api/peserta/'</text:span><text:span text:style-name="T5">+x.id).then(sukses,</text:span><text:span text:style-name="T39"> </text:span><text:span text:style-name="T5">gagal);</text:span></text:p>
      <text:p text:style-name="P41"><text:tab/><text:tab/></text:p>
      <text:p text:style-name="P16"><text:span text:style-name="T39"><text:tab/><text:tab/></text:span><text:span text:style-name="T28">function</text:span><text:span text:style-name="T39"> </text:span><text:span text:style-name="T5">sukses(response)</text:span><text:span text:style-name="T39"> </text:span><text:span text:style-name="T5">{</text:span></text:p>
      <text:p text:style-name="P16"><text:span text:style-name="T39"><text:tab/><text:tab/><text:tab/></text:span><text:span text:style-name="T5">$scope.updateDataPeserta();</text:span></text:p>
      <text:p text:style-name="P16"><text:span text:style-name="T39"><text:tab/><text:tab/></text:span><text:span text:style-name="T5">}</text:span></text:p>
      <text:p text:style-name="P16"><text:span text:style-name="T39"><text:tab/><text:tab/></text:span><text:span text:style-name="T28">function</text:span><text:span text:style-name="T39"> </text:span><text:span text:style-name="T5">gagal(response){</text:span></text:p>
      <text:p text:style-name="P16"><text:span text:style-name="T39"><text:tab/><text:tab/><text:tab/></text:span><text:span text:style-name="T5">console.log(response);</text:span></text:p>
      <text:p text:style-name="P16"><text:span text:style-name="T39"><text:tab/><text:tab/><text:tab/></text:span><text:span text:style-name="T5">alert(</text:span><text:span text:style-name="T19">'error :'</text:span><text:span text:style-name="T5">+response);</text:span></text:p>
      <text:p text:style-name="P16"><text:span text:style-name="T39"><text:tab/><text:tab/></text:span><text:span text:style-name="T5">};</text:span></text:p>
      <text:p text:style-name="P41"><text:tab/></text:p>
      <text:p text:style-name="P10"><text:span text:style-name="T39"><text:tab/></text:span><text:span text:style-name="T5">};</text:span></text:p>
      <text:p text:style-name="P26"/>
      <text:p text:style-name="P27">-listng.html</text:p>
      <text:p text:style-name="P27"/>
      <text:p text:style-name="P12"><text:span text:style-name="T48">&lt;</text:span><text:span text:style-name="T56">tbody</text:span><text:span text:style-name="T48">&gt;</text:span></text:p>
      <text:p text:style-name="P16"><text:span text:style-name="T39"><text:tab/><text:tab/><text:tab/><text:tab/><text:tab/></text:span><text:span text:style-name="T48">&lt;</text:span><text:span text:style-name="T57">tr</text:span><text:span text:style-name="T61"> </text:span><text:span text:style-name="T62">ng-repeat</text:span><text:span text:style-name="T39">=</text:span><text:span text:style-name="T21">"p in dataPeserta.content"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64">{{</text:span><text:span text:style-name="T41">p.nama</text:span><text:span text:style-name="T64">}}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64">{{</text:span><text:span text:style-name="T41">p.email</text:span><text:span text:style-name="T64">}}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64">{{</text:span><text:span text:style-name="T41">p.tanggalLahir</text:span><text:span text:style-name="T64">}}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39"> </text:span><text:span text:style-name="T48">&lt;</text:span><text:span text:style-name="T57">button</text:span><text:span text:style-name="T61"> </text:span><text:span text:style-name="T62">ng-click</text:span><text:span text:style-name="T39">=</text:span><text:span text:style-name="T21">"hapusPeserta(p)"</text:span><text:span text:style-name="T48">&gt;</text:span><text:span text:style-name="T37">hapus</text:span><text:span text:style-name="T48">&lt;/</text:span><text:span text:style-name="T57">button</text:span><text:span text:style-name="T48">&gt;</text:span><text:span text:style-name="T39"> 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/text:span><text:span text:style-name="T48">&lt;/</text:span><text:span text:style-name="T57">tr</text:span><text:span text:style-name="T48">&gt;</text:span></text:p>
      <text:p text:style-name="P12"><text:span text:style-name="T39"><text:tab/><text:tab/><text:tab/><text:tab/></text:span><text:span text:style-name="T48">&lt;/</text:span><text:span text:style-name="T56">tbody</text:span><text:span text:style-name="T48">&gt;</text:span></text:p>
      <text:p text:style-name="P28"/>
      <text:p text:style-name="P13"><text:span text:style-name="T5">- </text:span><text:span text:style-name="T12">buat class java CsrfAttributeToCookieFiler <text:s/>di config</text:span></text:p>
      <text:p text:style-name="P30"/>
      <text:p text:style-name="P14"><text:span text:style-name="Source_20_Text"><text:span text:style-name="T79">public</text:span></text:span><text:span text:style-name="T5"> </text:span><text:span text:style-name="T28">class</text:span><text:span text:style-name="T5"> CsrfAttributeToCookieFiler <text:s/></text:span><text:span text:style-name="T28">extends</text:span><text:span text:style-name="T5"> OncePerRequestFilter {</text:span></text:p>
      <text:p text:style-name="P16"><text:span text:style-name="T5"><text:tab/> <text:s/></text:span><text:span text:style-name="T80">@Override</text:span></text:p>
      <text:p text:style-name="P16"><text:span text:style-name="T5"><text:tab/> <text:s/></text:span><text:span text:style-name="T28">protected</text:span><text:span text:style-name="T5"> </text:span><text:span text:style-name="T28">void</text:span><text:span text:style-name="T5"> doFilterInternal(HttpServletRequest </text:span><text:span text:style-name="T32">request</text:span><text:span text:style-name="T5">,</text:span></text:p>
      <text:p text:style-name="P16"><text:span text:style-name="T5"><text:tab/> <text:s text:c="5"/>HttpServletResponse </text:span><text:span text:style-name="T32">response</text:span><text:span text:style-name="T5">, FilterChain </text:span><text:span text:style-name="T32">filterChain</text:span><text:span text:style-name="T5">)</text:span></text:p>
      <text:p text:style-name="P16"><text:span text:style-name="T5"><text:tab/> <text:s text:c="5"/></text:span><text:span text:style-name="T28">throws</text:span><text:span text:style-name="T5"> ServletException, IOException {</text:span></text:p>
      <text:p text:style-name="P39"><text:tab/><text:tab/> <text:s/></text:p>
      <text:p text:style-name="P16"><text:span text:style-name="T5"><text:tab/> <text:s text:c="3"/>CsrfToken </text:span><text:span text:style-name="T32">csrf</text:span><text:span text:style-name="T5"> = (CsrfToken) </text:span><text:span text:style-name="T32">request</text:span><text:span text:style-name="T5">.getAttribute(CsrfToken.</text:span><text:span text:style-name="T28">class</text:span></text:p>
      <text:p text:style-name="P16"><text:span text:style-name="T5"><text:tab/> <text:s text:c="7"/>.</text:span><text:span text:style-name="T16">getName</text:span><text:span text:style-name="T5">());</text:span></text:p>
      <text:p text:style-name="P16"><text:span text:style-name="T5"><text:tab/> <text:s text:c="3"/></text:span><text:span text:style-name="T28">if</text:span><text:span text:style-name="T5"> (</text:span><text:span text:style-name="T32">csrf</text:span><text:span text:style-name="T5"> != </text:span><text:span text:style-name="T28">null</text:span><text:span text:style-name="T5">) {</text:span></text:p>
      <text:p text:style-name="P16"><text:soft-page-break/><text:span text:style-name="T5"><text:tab/> <text:s text:c="5"/>Cookie </text:span><text:span text:style-name="T32">cookie</text:span><text:span text:style-name="T5"> = WebUtils.</text:span><text:span text:style-name="T18">getCookie</text:span><text:span text:style-name="T5">(</text:span><text:span text:style-name="T32">request</text:span><text:span text:style-name="T5">, </text:span><text:span text:style-name="T19">"XSRF-TOKEN"</text:span><text:span text:style-name="T5">);</text:span></text:p>
      <text:p text:style-name="P16"><text:span text:style-name="T5"><text:tab/> <text:s text:c="5"/>String </text:span><text:span text:style-name="T32">token</text:span><text:span text:style-name="T5"> = </text:span><text:span text:style-name="T32">csrf</text:span><text:span text:style-name="T5">.getToken();</text:span></text:p>
      <text:p text:style-name="P16"><text:span text:style-name="T5"><text:tab/> <text:s text:c="5"/></text:span><text:span text:style-name="T28">if</text:span><text:span text:style-name="T5"> (</text:span><text:span text:style-name="T32">cookie</text:span><text:span text:style-name="T5">==</text:span><text:span text:style-name="T28">null</text:span><text:span text:style-name="T5"> || </text:span><text:span text:style-name="T32">token</text:span><text:span text:style-name="T5">!=</text:span><text:span text:style-name="T28">null</text:span><text:span text:style-name="T5"> &amp;&amp; !</text:span><text:span text:style-name="T32">token</text:span><text:span text:style-name="T5">.equals(</text:span><text:span text:style-name="T32">cookie</text:span><text:span text:style-name="T5">.getValue())) {</text:span></text:p>
      <text:p text:style-name="P16"><text:span text:style-name="T5"><text:tab/> <text:s text:c="7"/></text:span><text:span text:style-name="T32">cookie</text:span><text:span text:style-name="T5"> = </text:span><text:span text:style-name="T28">new</text:span><text:span text:style-name="T5"> Cookie(</text:span><text:span text:style-name="T19">"XSRF-TOKEN"</text:span><text:span text:style-name="T5">, </text:span><text:span text:style-name="T32">token</text:span><text:span text:style-name="T5">);</text:span></text:p>
      <text:p text:style-name="P16"><text:span text:style-name="T5"><text:tab/> <text:s text:c="7"/></text:span><text:span text:style-name="T32">cookie</text:span><text:span text:style-name="T5">.setPath(</text:span><text:span text:style-name="T19">"/"</text:span><text:span text:style-name="T5">);</text:span></text:p>
      <text:p text:style-name="P16"><text:span text:style-name="T5"><text:tab/> <text:s text:c="7"/></text:span><text:span text:style-name="T32">response</text:span><text:span text:style-name="T5">.addCookie(</text:span><text:span text:style-name="T32">cookie</text:span><text:span text:style-name="T5">);</text:span></text:p>
      <text:p text:style-name="P39"><text:tab/> <text:s text:c="5"/>}</text:p>
      <text:p text:style-name="P39"><text:tab/> <text:s text:c="3"/>}</text:p>
      <text:p text:style-name="P16"><text:span text:style-name="T5"><text:tab/> <text:s text:c="3"/></text:span><text:span text:style-name="T32">filterChain</text:span><text:span text:style-name="T5">.doFilter(</text:span><text:span text:style-name="T32">request</text:span><text:span text:style-name="T5">, </text:span><text:span text:style-name="T32">response</text:span><text:span text:style-name="T5">);</text:span></text:p>
      <text:p text:style-name="P39"><text:tab/> <text:s/>}</text:p>
      <text:p text:style-name="P39"><text:tab/>}</text:p>
      <text:p text:style-name="P14"><text:span text:style-name="Source_20_Text"><text:span text:style-name="T75"/></text:span></text:p>
      <text:p text:style-name="P14"><text:span text:style-name="Source_20_Text"><text:span text:style-name="T75"/></text:span></text:p>
      <text:p text:style-name="P14"><text:span text:style-name="Source_20_Text"><text:span text:style-name="T75"/></text:span></text:p>
      <text:p text:style-name="P13"><text:span text:style-name="T12">- kemudian tambahkan </text:span><text:span text:style-name="T13">pada websecurity.java di config </text:span><text:span text:style-name="T14">di bawah</text:span></text:p>
      <text:p text:style-name="P30"><text:tab/>.and()</text:p>
      <text:p text:style-name="P13"><text:span text:style-name="T5"><text:tab/>.addFilterAfter(</text:span><text:span text:style-name="T28">new</text:span><text:span text:style-name="T5"> CsrfAttributeToCookieFiler(), CsrfFilter.</text:span><text:span text:style-name="T28">class</text:span><text:span text:style-name="T5">);</text:span></text:p>
      <text:p text:style-name="P29"/>
      <text:p text:style-name="P13"><text:span text:style-name="T5">- </text:span><text:span text:style-name="T14">tambahkan method pada websecuty paling bawah</text:span></text:p>
      <text:p text:style-name="P14"><text:span text:style-name="T14"><text:tab/></text:span><text:span text:style-name="Source_20_Text"><text:span text:style-name="T68">private</text:span></text:span><text:span text:style-name="Source_20_Text"><text:span text:style-name="T70"> </text:span></text:span><text:span text:style-name="Source_20_Text"><text:span text:style-name="T73">CsrfTokenRepository</text:span></text:span><text:span text:style-name="Source_20_Text"><text:span text:style-name="T70"> csrfTokenRepository</text:span></text:span><text:span text:style-name="Source_20_Text"><text:span text:style-name="T76">()</text:span></text:span><text:span text:style-name="Source_20_Text"><text:span text:style-name="T70"> </text:span></text:span><text:span text:style-name="Source_20_Text"><text:span text:style-name="T76">{</text:span></text:span></text:p>
      <text:p text:style-name="P18"><text:span text:style-name="Source_20_Text"><text:span text:style-name="T72"><text:s text:c="2"/></text:span></text:span><text:span text:style-name="Source_20_Text"><text:span text:style-name="T74">HttpSessionCsrfTokenRepository</text:span></text:span><text:span text:style-name="Source_20_Text"><text:span text:style-name="T71"> repository </text:span></text:span><text:span text:style-name="Source_20_Text"><text:span text:style-name="T77">=</text:span></text:span><text:span text:style-name="Source_20_Text"><text:span text:style-name="T71"> </text:span></text:span><text:span text:style-name="Source_20_Text"><text:span text:style-name="T69">new</text:span></text:span><text:span text:style-name="Source_20_Text"><text:span text:style-name="T71"> </text:span></text:span><text:span text:style-name="Source_20_Text"><text:span text:style-name="T74">HttpSessionCsrfTokenRepository</text:span></text:span><text:span text:style-name="Source_20_Text"><text:span text:style-name="T77">();</text:span></text:span></text:p>
      <text:p text:style-name="P18"><text:span text:style-name="Source_20_Text"><text:span text:style-name="T72"><text:s text:c="2"/></text:span></text:span><text:span text:style-name="Source_20_Text"><text:span text:style-name="T71">repository</text:span></text:span><text:span text:style-name="Source_20_Text"><text:span text:style-name="T77">.</text:span></text:span><text:span text:style-name="Source_20_Text"><text:span text:style-name="T71">setHeaderName</text:span></text:span><text:span text:style-name="Source_20_Text"><text:span text:style-name="T77">(</text:span></text:span><text:span text:style-name="Source_20_Text"><text:span text:style-name="T78">"X-XSRF-TOKEN"</text:span></text:span><text:span text:style-name="Source_20_Text"><text:span text:style-name="T77">);</text:span></text:span></text:p>
      <text:p text:style-name="P18"><text:span text:style-name="Source_20_Text"><text:span text:style-name="T72"><text:s text:c="2"/></text:span></text:span><text:span text:style-name="Source_20_Text"><text:span text:style-name="T69">return</text:span></text:span><text:span text:style-name="Source_20_Text"><text:span text:style-name="T71"> repository</text:span></text:span><text:span text:style-name="Source_20_Text"><text:span text:style-name="T77">;</text:span></text:span></text:p>
      <text:p text:style-name="P18"><text:span text:style-name="Source_20_Text"><text:span text:style-name="T77">}</text:span></text:span></text:p>
      <text:p text:style-name="P31">- lengkapi pada websceurity</text:p>
      <text:p text:style-name="P15"><text:span text:style-name="T43">//</text:span><text:span text:style-name="T45">xsrf</text:span><text:span text:style-name="T43"> filer angular</text:span></text:p>
      <text:p text:style-name="P39"><text:tab/><text:tab/>.and()</text:p>
      <text:p text:style-name="P16"><text:span text:style-name="T5"><text:tab/><text:tab/>.addFilterAfter(</text:span><text:span text:style-name="T28">new</text:span><text:span text:style-name="T5"> CsrfAttributeToCookieFiler(), CsrfFilter.</text:span><text:span text:style-name="T28">class</text:span><text:span text:style-name="T5">)</text:span></text:p>
      <text:p text:style-name="P39"><text:tab/><text:tab/>.csrf().csrfTokenRepository(csrfTokenRepository());</text:p>
      <text:p text:style-name="P31"><text:tab/></text:p>
      <text:p text:style-name="P31"/>
      <text:p text:style-name="P32">14. FROM ANGULAR JS</text:p>
      <text:p text:style-name="P32">- TAMBAHKAN LISTNG Coding</text:p>
      <text:p text:style-name="P32"><text:span text:style-name="T52">&lt;</text:span><text:span text:style-name="T59">table</text:span> <text:span text:style-name="T67">border</text:span><text:span text:style-name="T42">=</text:span><text:span text:style-name="T25">"1"</text:span><text:span text:style-name="T52">&gt;</text:span></text:p>
      <text:p text:style-name="P16"><text:span text:style-name="T39"><text:tab/><text:tab/><text:tab/><text:tab/></text:span><text:span text:style-name="T48">&lt;</text:span><text:span text:style-name="T57">tbody</text:span><text:span text:style-name="T48">&gt;</text:span></text:p>
      <text:p text:style-name="P16"><text:span text:style-name="T39"><text:tab/><text:tab/><text:tab/><text:tab/></text:span></text:p>
      <text:p text:style-name="P16"><text:span text:style-name="T39"><text:tab/><text:tab/><text:tab/><text:tab/><text:tab/></text:span><text:span text:style-name="T48">&lt;</text:span><text:span text:style-name="T57">tr</text:span><text:span text:style-name="T48">&gt;</text:span></text:p>
      <text:p text:style-name="P16"><text:span text:style-name="T39"><text:tab/><text:tab/><text:tab/><text:tab/><text:tab/><text:tab/>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37">Nama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61"> 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input</text:span><text:span text:style-name="T61"> </text:span><text:span text:style-name="T65">type</text:span><text:span text:style-name="T39">=</text:span><text:span text:style-name="T21">"text"</text:span><text:span text:style-name="T61"> </text:span><text:span text:style-name="T62">ng-model</text:span><text:span text:style-name="T39">=</text:span><text:span text:style-name="T21">"peserta.nama"</text:span><text:span text:style-name="T61"> </text:span><text:span text:style-name="T65">required</text:span><text:span text:style-name="T39">=</text:span><text:span text:style-name="T23">"true"</text:span><text:span text:style-name="T48">/&gt;</text:span></text:p>
      <text:p text:style-name="P16"><text:span text:style-name="T39"><text:tab/><text:tab/><text:tab/><text:tab/><text:tab/><text:tab/>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39">Email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input</text:span><text:span text:style-name="T61"> </text:span><text:span text:style-name="T65">type</text:span><text:span text:style-name="T39">=</text:span><text:span text:style-name="T21">"text"</text:span><text:span text:style-name="T61"> </text:span><text:span text:style-name="T62">ng-model</text:span><text:span text:style-name="T39">=</text:span><text:span text:style-name="T21">"peserta.email"</text:span><text:span text:style-name="T61"> </text:span><text:span text:style-name="T65">required</text:span><text:span text:style-name="T39">=</text:span><text:span text:style-name="T23">"true"</text:span><text:span text:style-name="T48">/&gt;</text:span></text:p>
      <text:p text:style-name="P16"><text:span text:style-name="T39"><text:tab/><text:tab/><text:tab/><text:tab/><text:tab/><text:tab/>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37">Tanggal</text:span><text:span text:style-name="T39"> </text:span><text:span text:style-name="T37">Lahir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61"> </text:span><text:span text:style-name="T48">&gt;</text:span></text:p>
      <text:p text:style-name="P16"><text:soft-page-break/><text:span text:style-name="T39"><text:tab/><text:tab/><text:tab/><text:tab/><text:tab/><text:tab/></text:span><text:span text:style-name="T48">&lt;</text:span><text:span text:style-name="T57">input</text:span><text:span text:style-name="T61"> </text:span><text:span text:style-name="T65">type</text:span><text:span text:style-name="T39">=</text:span><text:span text:style-name="T21">"text"</text:span><text:span text:style-name="T61"> </text:span><text:span text:style-name="T62">ng-model</text:span><text:span text:style-name="T39">=</text:span><text:span text:style-name="T21">"peserta.tanggalLahir"</text:span><text:span text:style-name="T61"> </text:span><text:span text:style-name="T65">required</text:span><text:span text:style-name="T39">=</text:span><text:span text:style-name="T23">"true"</text:span><text:span text:style-name="T48">/&gt;</text:span></text:p>
      <text:p text:style-name="P16"><text:span text:style-name="T39"><text:tab/><text:tab/><text:tab/><text:tab/><text:tab/><text:tab/>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48">&gt;</text:span><text:span text:style-name="T19">&amp;nbsp;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td</text:span><text:span text:style-name="T61"> </text:span><text:span text:style-name="T48">&gt;</text:span></text:p>
      <text:p text:style-name="P16"><text:span text:style-name="T39"><text:tab/><text:tab/><text:tab/><text:tab/><text:tab/><text:tab/></text:span><text:span text:style-name="T48">&lt;</text:span><text:span text:style-name="T57">button</text:span><text:span text:style-name="T61"> </text:span><text:span text:style-name="T62">ng-click</text:span><text:span text:style-name="T39">=</text:span><text:span text:style-name="T21">"simpanPeserta()"</text:span><text:span text:style-name="T48">&gt;</text:span><text:span text:style-name="T37">Simpan</text:span><text:span text:style-name="T48">&lt;/</text:span><text:span text:style-name="T57">button</text:span><text:span text:style-name="T48">&gt;</text:span></text:p>
      <text:p text:style-name="P16"><text:span text:style-name="T39"><text:tab/><text:tab/><text:tab/><text:tab/><text:tab/><text:tab/></text:span><text:span text:style-name="T48">&lt;/</text:span><text:span text:style-name="T57">td</text:span><text:span text:style-name="T48">&gt;</text:span></text:p>
      <text:p text:style-name="P16"><text:span text:style-name="T39"><text:tab/><text:tab/><text:tab/><text:tab/><text:tab/></text:span><text:span text:style-name="T48">&lt;/</text:span><text:span text:style-name="T57">tr</text:span><text:span text:style-name="T48">&gt;</text:span></text:p>
      <text:p text:style-name="P16"><text:span text:style-name="T39"><text:tab/><text:tab/><text:tab/><text:tab/></text:span></text:p>
      <text:p text:style-name="P16"><text:span text:style-name="T39"><text:tab/><text:tab/><text:tab/><text:tab/></text:span><text:span text:style-name="T48">&lt;/</text:span><text:span text:style-name="T57">tbody</text:span><text:span text:style-name="T48">&gt;</text:span></text:p>
      <text:p text:style-name="P16"><text:span text:style-name="T39"><text:tab/><text:tab/><text:tab/></text:span></text:p>
      <text:p text:style-name="P32"><text:span text:style-name="T42"><text:tab/><text:tab/><text:tab/></text:span><text:span text:style-name="T52">&lt;/</text:span><text:span text:style-name="T59">table</text:span><text:span text:style-name="T52">&gt;</text:span></text:p>
      <text:p text:style-name="P32"><text:span text:style-name="T52"/></text:p>
      <text:p text:style-name="P32"><text:span text:style-name="T52">- <text:s/>tambahkan mthod http post pada jee.js</text:span></text:p>
      <text:p text:style-name="P32"><text:span text:style-name="T46">/</text:span><text:span text:style-name="T47">untuk</text:span><text:span text:style-name="T46"> form post angular</text:span></text:p>
      <text:p text:style-name="P16"><text:span text:style-name="T39"><text:tab/></text:span><text:span text:style-name="T5">$scope.simpanPeserta</text:span><text:span text:style-name="T39"> </text:span><text:span text:style-name="T5">=</text:span><text:span text:style-name="T39"> </text:span><text:span text:style-name="T28">function</text:span><text:span text:style-name="T5">()</text:span><text:span text:style-name="T39"> </text:span><text:span text:style-name="T5">{</text:span></text:p>
      <text:p text:style-name="P16"><text:span text:style-name="T39"><text:tab/><text:tab/></text:span><text:span text:style-name="T5">$http.post(</text:span><text:span text:style-name="T19">'/api/peserta'</text:span><text:span text:style-name="T5">,</text:span><text:span text:style-name="T39"> </text:span><text:span text:style-name="T5">$scope.peserta).then(sukses,</text:span><text:span text:style-name="T39"> </text:span><text:span text:style-name="T5">gagal);</text:span></text:p>
      <text:p text:style-name="P17"/>
      <text:p text:style-name="P16"><text:span text:style-name="T39"><text:tab/><text:tab/></text:span><text:span text:style-name="T28">function</text:span><text:span text:style-name="T39"> </text:span><text:span text:style-name="T5">sukses(response)</text:span><text:span text:style-name="T39"> </text:span><text:span text:style-name="T5">{</text:span></text:p>
      <text:p text:style-name="P16"><text:span text:style-name="T39"><text:tab/><text:tab/><text:tab/></text:span><text:span text:style-name="T5">$scope.updateDataPeserta();</text:span></text:p>
      <text:p text:style-name="P16"><text:span text:style-name="T39"><text:tab/><text:tab/></text:span><text:span text:style-name="T5">}</text:span></text:p>
      <text:p text:style-name="P16"><text:span text:style-name="T39"><text:tab/><text:tab/></text:span><text:span text:style-name="T28">function</text:span><text:span text:style-name="T39"> </text:span><text:span text:style-name="T5">gagal(response){</text:span></text:p>
      <text:p text:style-name="P16"><text:span text:style-name="T39"><text:tab/><text:tab/><text:tab/></text:span><text:span text:style-name="T5">console.log(response);</text:span></text:p>
      <text:p text:style-name="P16"><text:span text:style-name="T39"><text:tab/><text:tab/><text:tab/></text:span><text:span text:style-name="T5">alert(</text:span><text:span text:style-name="T19">'error :'</text:span><text:span text:style-name="T5">+response);</text:span></text:p>
      <text:p text:style-name="P16"><text:span text:style-name="T39"><text:tab/><text:tab/></text:span><text:span text:style-name="T5">};</text:span></text:p>
      <text:p text:style-name="P32"><text:span text:style-name="T42"><text:tab/></text:span>};</text:p>
      <text:p text:style-name="P32"/>
      <text:p text:style-name="P32">- untu pesertaController harus ada method post</text:p>
      <text:p text:style-name="P32"><text:s/><text:span text:style-name="T82">@RequestMapping</text:span>(value=<text:span text:style-name="T26">"/peserta"</text:span>, method = RequestMethod.<text:span text:style-name="T87">POST</text:span>)</text:p>
      <text:p text:style-name="P16"><text:span text:style-name="T5"><text:s text:c="4"/></text:span><text:span text:style-name="T80">@ResponseStatus</text:span><text:span text:style-name="T5">(HttpStatus.</text:span><text:span text:style-name="T85">CREATED</text:span><text:span text:style-name="T5">)</text:span></text:p>
      <text:p text:style-name="P16"><text:span text:style-name="T5"><text:s text:c="4"/></text:span><text:span text:style-name="T28">public</text:span><text:span text:style-name="T5"> </text:span><text:span text:style-name="T28">void</text:span><text:span text:style-name="T5"> insertPesertaBaru(</text:span><text:span text:style-name="T80">@RequestBody</text:span><text:span text:style-name="T5"> </text:span><text:span text:style-name="T80">@Valid</text:span><text:span text:style-name="T5"> Peserta </text:span><text:span text:style-name="T32">p</text:span><text:span text:style-name="T5">){</text:span></text:p>
      <text:p text:style-name="P16"><text:span text:style-name="T5"><text:s text:c="8"/></text:span><text:span text:style-name="T86">pd</text:span><text:span text:style-name="T5">.save(</text:span><text:span text:style-name="T32">p</text:span><text:span text:style-name="T5">);</text:span></text:p>
      <text:p text:style-name="P32"><text:s text:c="4"/>}</text:p>
      <text:p text:style-name="P32"/>
      <text:p text:style-name="P32"/>
      <text:p text:style-name="P33">15. jasper report</text:p>
      <text:p text:style-name="P33">- buat java class di controller contoh<text:line-break/> PesertaRController.java</text:p>
      <text:p text:style-name="P33"/>
      <text:p text:style-name="P33"><text:span text:style-name="T82">@Controller</text:span></text:p>
      <text:p text:style-name="P16"><text:span text:style-name="T28">public</text:span><text:span text:style-name="T5"> </text:span><text:span text:style-name="T28">class</text:span><text:span text:style-name="T5"> PesertaRController {</text:span></text:p>
      <text:p text:style-name="P16"><text:span text:style-name="T5"><text:tab/></text:span></text:p>
      <text:p text:style-name="P16"><text:span text:style-name="T5"><text:tab/></text:span><text:span text:style-name="T80">@Autowired</text:span></text:p>
      <text:p text:style-name="P16"><text:span text:style-name="T5"><text:tab/></text:span><text:span text:style-name="T28">private</text:span><text:span text:style-name="T5"> PesertaDao </text:span><text:span text:style-name="T86">pd</text:span><text:span text:style-name="T5">;</text:span></text:p>
      <text:p text:style-name="P16"><text:span text:style-name="T5"><text:tab/></text:span></text:p>
      <text:p text:style-name="P16"><text:span text:style-name="T5"><text:tab/></text:span><text:span text:style-name="T80">@RequestMapping</text:span><text:span text:style-name="T5">(</text:span><text:span text:style-name="T19">"/peserta"</text:span><text:span text:style-name="T5">)</text:span></text:p>
      <text:p text:style-name="P16"><text:span text:style-name="T5"><text:tab/></text:span><text:span text:style-name="T28">public</text:span><text:span text:style-name="T5"> ModelAndView generateReportPeserta(ModelAndView </text:span><text:span text:style-name="T32">m</text:span><text:span text:style-name="T5"> ){</text:span></text:p>
      <text:p text:style-name="P16"><text:span text:style-name="T5"><text:tab/><text:tab/>Iterable&lt;Peserta&gt; </text:span><text:span text:style-name="T32">data</text:span><text:span text:style-name="T5"> = </text:span><text:span text:style-name="T86">pd</text:span><text:span text:style-name="T5">.findAll();</text:span></text:p>
      <text:p text:style-name="P16"><text:span text:style-name="T5"><text:tab/><text:tab/></text:span><text:span text:style-name="T32">m</text:span><text:span text:style-name="T5">.addObject(</text:span><text:span text:style-name="T19">"dataSource"</text:span><text:span text:style-name="T5">, </text:span><text:span text:style-name="T32">data</text:span><text:span text:style-name="T5">);</text:span></text:p>
      <text:p text:style-name="P16"><text:span text:style-name="T5"><text:tab/><text:tab/></text:span><text:span text:style-name="T32">m</text:span><text:span text:style-name="T5">.addObject(</text:span><text:span text:style-name="T19">"tanggalUpdate"</text:span><text:span text:style-name="T5">, </text:span><text:span text:style-name="T28">new</text:span><text:span text:style-name="T5"> Date());</text:span></text:p>
      <text:p text:style-name="P16"><text:span text:style-name="T5"><text:tab/><text:tab/></text:span><text:span text:style-name="T32">m</text:span><text:span text:style-name="T5">.addObject(</text:span><text:span text:style-name="T19">"format"</text:span><text:span text:style-name="T5">, </text:span><text:span text:style-name="T19">"pdf"</text:span><text:span text:style-name="T5">);</text:span></text:p>
      <text:p text:style-name="P16"><text:span text:style-name="T5"><text:tab/><text:tab/></text:span><text:span text:style-name="T32">m</text:span><text:span text:style-name="T5">.setViewName(</text:span><text:span text:style-name="T19">"report_peserta"</text:span><text:span text:style-name="T5">);</text:span></text:p>
      <text:p text:style-name="P16"><text:span text:style-name="T5"><text:tab/><text:tab/></text:span><text:span text:style-name="T28">return</text:span><text:span text:style-name="T5"> </text:span><text:span text:style-name="T32">m</text:span><text:span text:style-name="T5">;</text:span></text:p>
      <text:p text:style-name="P16"><text:span text:style-name="T5"><text:tab/>}</text:span></text:p>
      <text:p text:style-name="P17"/>
      <text:p text:style-name="P33">}</text:p>
      <text:p text:style-name="P33"/>
      <text:p text:style-name="P33"/>
      <text:p text:style-name="P33"/>
      <text:p text:style-name="P33"/>
      <text:p text:style-name="P33"><text:soft-page-break/></text:p>
      <text:p text:style-name="P33">- <text:span text:style-name="T88">tambahkan method konfigurasi pada konfigurasi web.java</text:span></text:p>
      <text:p text:style-name="P33"><text:span text:style-name="T88"/></text:p>
      <text:p text:style-name="P33"><text:span text:style-name="T83"><text:tab/></text:span><text:span text:style-name="T83">@Bean</text:span></text:p>
      <text:p text:style-name="P16"><text:span text:style-name="T5"><text:tab/></text:span><text:span text:style-name="T28">public</text:span><text:span text:style-name="T5"> JasperReportsViewResolver getJasperReportsViewResolver() {</text:span></text:p>
      <text:p text:style-name="P16"><text:span text:style-name="T5"><text:tab/> <text:s text:c="3"/></text:span></text:p>
      <text:p text:style-name="P16"><text:span text:style-name="T5"><text:tab/><text:tab/></text:span></text:p>
      <text:p text:style-name="P16"><text:span text:style-name="T5"><text:tab/>JasperReportsViewResolver </text:span><text:span text:style-name="T32">resolver</text:span><text:span text:style-name="T5"> = </text:span><text:span text:style-name="T28">new</text:span><text:span text:style-name="T5"> <text:tab/><text:tab/><text:tab/><text:tab/>JasperReportsViewResolver();</text:span></text:p>
      <text:p text:style-name="P17"/>
      <text:p text:style-name="P16"><text:span text:style-name="T5"><text:tab/> <text:s text:c="3"/></text:span><text:span text:style-name="T32">resolver</text:span><text:span text:style-name="T5">.setPrefix(</text:span><text:span text:style-name="T19">"classpath:/reports/"</text:span><text:span text:style-name="T5">);</text:span></text:p>
      <text:p text:style-name="P16"><text:span text:style-name="T5"><text:tab/> <text:s text:c="3"/></text:span><text:span text:style-name="T32">resolver</text:span><text:span text:style-name="T5">.setSuffix(</text:span><text:span text:style-name="T19">".jrxml"</text:span><text:span text:style-name="T5">);</text:span></text:p>
      <text:p text:style-name="P16"><text:span text:style-name="T5"><text:tab/> <text:s text:c="3"/></text:span><text:span text:style-name="T32">resolver</text:span><text:span text:style-name="T5">.setViewNames(</text:span><text:span text:style-name="T19">"report_*"</text:span><text:span text:style-name="T5">);</text:span></text:p>
      <text:p text:style-name="P16"><text:span text:style-name="T5"><text:tab/> <text:s text:c="3"/></text:span><text:span text:style-name="T32">resolver</text:span><text:span text:style-name="T5">.setViewClass(JasperReportsMultiFormatView.</text:span><text:span text:style-name="T28">class</text:span><text:span text:style-name="T5">);</text:span></text:p>
      <text:p text:style-name="P17"/>
      <text:p text:style-name="P16"><text:span text:style-name="T5"><text:tab/> <text:s text:c="3"/></text:span><text:span text:style-name="T32">resolver</text:span><text:span text:style-name="T5">.setOrder(0);</text:span></text:p>
      <text:p text:style-name="P17"/>
      <text:p text:style-name="P16"><text:span text:style-name="T5"><text:tab/> <text:s text:c="3"/></text:span><text:span text:style-name="T28">return</text:span><text:span text:style-name="T5"> </text:span><text:span text:style-name="T32">resolver</text:span><text:span text:style-name="T5">;</text:span></text:p>
      <text:p text:style-name="P33"><text:tab/>}</text:p>
      <text:p text:style-name="P33"/>
      <text:p text:style-name="P33">- <text:span text:style-name="T88">buat file report_peserta.jrxml dan kemudin taruh<text:line-break/>src/main/resources/reports/report_peserta.jrxml</text:span></text:p>
      <text:p text:style-name="P33"><text:span text:style-name="T88"/></text:p>
      <text:p text:style-name="P33"><text:span text:style-name="T88">- </text:span><text:span text:style-name="T89">kemudian tambahkan depedency</text:span></text:p>
      <text:p text:style-name="P34"><text:span text:style-name="T53"><text:tab/><text:tab/></text:span></text:p>
      <text:p text:style-name="P34"><text:span text:style-name="T53"><text:tab/><text:tab/></text:span><text:span text:style-name="T53">&lt;</text:span><text:span text:style-name="T60">dependency</text:span><text:span text:style-name="T52">&gt;</text:span></text:p>
      <text:p text:style-name="P16"><text:span text:style-name="T39"><text:tab/><text:tab/><text:tab/></text:span><text:span text:style-name="T48">&lt;</text:span><text:span text:style-name="T57">groupId</text:span><text:span text:style-name="T48">&gt;</text:span><text:span text:style-name="T39">org.springframework</text:span><text:span text:style-name="T48">&lt;/</text:span><text:span text:style-name="T57">groupId</text:span><text:span text:style-name="T48">&gt;</text:span></text:p>
      <text:p text:style-name="P16"><text:span text:style-name="T39"><text:tab/><text:tab/><text:tab/></text:span><text:span text:style-name="T48">&lt;</text:span><text:span text:style-name="T57">artifactId</text:span><text:span text:style-name="T48">&gt;</text:span><text:span text:style-name="T39">spring-context-support</text:span><text:span text:style-name="T48">&lt;/</text:span><text:span text:style-name="T57">artifactId</text:span><text:span text:style-name="T48">&gt;</text:span></text:p>
      <text:p text:style-name="P16"><text:span text:style-name="T39"><text:tab/><text:tab/></text:span><text:span text:style-name="T48">&lt;/</text:span><text:span text:style-name="T57">dependency</text:span><text:span text:style-name="T48">&gt;</text:span></text:p>
      <text:p text:style-name="P17"/>
      <text:p text:style-name="P17"/>
      <text:p text:style-name="P16"><text:span text:style-name="T39"><text:tab/><text:tab/></text:span><text:span text:style-name="T48">&lt;</text:span><text:span text:style-name="T57">dependency</text:span><text:span text:style-name="T48">&gt;</text:span></text:p>
      <text:p text:style-name="P16"><text:span text:style-name="T39"><text:tab/><text:tab/><text:tab/></text:span><text:span text:style-name="T48">&lt;</text:span><text:span text:style-name="T57">groupId</text:span><text:span text:style-name="T48">&gt;</text:span><text:span text:style-name="T39">net.sf.jasperreports</text:span><text:span text:style-name="T48">&lt;/</text:span><text:span text:style-name="T57">groupId</text:span><text:span text:style-name="T48">&gt;</text:span></text:p>
      <text:p text:style-name="P16"><text:span text:style-name="T39"><text:tab/><text:tab/><text:tab/></text:span><text:span text:style-name="T48">&lt;</text:span><text:span text:style-name="T57">artifactId</text:span><text:span text:style-name="T48">&gt;</text:span><text:span text:style-name="T37">jasperreports</text:span><text:span text:style-name="T48">&lt;/</text:span><text:span text:style-name="T57">artifactId</text:span><text:span text:style-name="T48">&gt;</text:span></text:p>
      <text:p text:style-name="P16"><text:span text:style-name="T39"><text:tab/><text:tab/><text:tab/></text:span><text:span text:style-name="T48">&lt;</text:span><text:span text:style-name="T57">version</text:span><text:span text:style-name="T48">&gt;</text:span><text:span text:style-name="T39">6.3.0</text:span><text:span text:style-name="T48">&lt;/</text:span><text:span text:style-name="T57">version</text:span><text:span text:style-name="T48">&gt;</text:span></text:p>
      <text:p text:style-name="P33"><text:span text:style-name="T42"><text:tab/><text:tab/></text:span><text:span text:style-name="T52">&lt;/</text:span><text:span text:style-name="T60">dependency</text:span><text:span text:style-name="T52">&gt;</text:span></text:p>
      <text:p text:style-name="P35"><text:span text:style-name="T52"/></text:p>
      <text:p text:style-name="P35"><text:span text:style-name="T52">-</text:span></text:p>
      <text:p text:style-name="P33"><text:span text:style-name="T52"/></text:p>
      <text:p text:style-name="P35"><text:span text:style-name="T52"/></text:p>
      <text:p text:style-name="P36"/>
      <text:p text:style-name="P37">- <text:span text:style-name="T90">untuk file xls,</text:span></text:p>
      <text:p text:style-name="P38">tambahkan dependency</text:p>
      <text:p text:style-name="P38"><text:span text:style-name="T52">&lt;</text:span><text:span text:style-name="T60">dependency</text:span><text:span text:style-name="T52">&gt;</text:span></text:p>
      <text:p text:style-name="P16"><text:span text:style-name="T39"><text:tab/><text:tab/><text:tab/></text:span><text:span text:style-name="T48">&lt;</text:span><text:span text:style-name="T57">groupId</text:span><text:span text:style-name="T48">&gt;</text:span><text:span text:style-name="T39">org.apache.poi</text:span><text:span text:style-name="T48">&lt;/</text:span><text:span text:style-name="T57">groupId</text:span><text:span text:style-name="T48">&gt;</text:span></text:p>
      <text:p text:style-name="P16"><text:span text:style-name="T39"><text:tab/><text:tab/><text:tab/></text:span><text:span text:style-name="T48">&lt;</text:span><text:span text:style-name="T57">artifactId</text:span><text:span text:style-name="T48">&gt;</text:span><text:span text:style-name="T37">poi</text:span><text:span text:style-name="T48">&lt;/</text:span><text:span text:style-name="T57">artifactId</text:span><text:span text:style-name="T48">&gt;</text:span></text:p>
      <text:p text:style-name="P16"><text:span text:style-name="T39"><text:tab/><text:tab/><text:tab/></text:span><text:span text:style-name="T48">&lt;</text:span><text:span text:style-name="T57">version</text:span><text:span text:style-name="T48">&gt;</text:span><text:span text:style-name="T39">3.14</text:span><text:span text:style-name="T48">&lt;/</text:span><text:span text:style-name="T57">version</text:span><text:span text:style-name="T48">&gt;</text:span></text:p>
      <text:p text:style-name="P16"><text:span text:style-name="T39"><text:tab/><text:tab/></text:span><text:span text:style-name="T48">&lt;/</text:span><text:span text:style-name="T57">dependency</text:span><text:span text:style-name="T48">&gt;</text:span></text:p>
      <text:p text:style-name="P38"/>
      <text:p text:style-name="P38"/>
      <text:p text:style-name="P38">- coding pdf dan xls</text:p>
      <text:p text:style-name="P38"><text:span text:style-name="T82">@Autowired</text:span></text:p>
      <text:p text:style-name="P16"><text:span text:style-name="T5"><text:tab/></text:span><text:span text:style-name="T28">private</text:span><text:span text:style-name="T5"> PesertaDao </text:span><text:span text:style-name="T86">pd</text:span><text:span text:style-name="T5">;</text:span></text:p>
      <text:p text:style-name="P16"><text:span text:style-name="T5"><text:tab/></text:span></text:p>
      <text:p text:style-name="P16"><text:span text:style-name="T5"><text:tab/></text:span><text:span text:style-name="T80">@RequestMapping</text:span><text:span text:style-name="T5">(</text:span><text:span text:style-name="T19">"/peserta"</text:span><text:span text:style-name="T5">)</text:span></text:p>
      <text:p text:style-name="P16"><text:span text:style-name="T5"><text:tab/></text:span><text:span text:style-name="T28">public</text:span><text:span text:style-name="T5"> ModelAndView generateReportPeserta(ModelAndView </text:span><text:span text:style-name="T32">m</text:span><text:span text:style-name="T5">,</text:span></text:p>
      <text:p text:style-name="P16"><text:span text:style-name="T5"><text:tab/><text:tab/><text:tab/></text:span><text:span text:style-name="T80">@RequestParam</text:span><text:span text:style-name="T5">(value=</text:span><text:span text:style-name="T19">"format"</text:span><text:span text:style-name="T5">, required=</text:span><text:span text:style-name="T28">false</text:span><text:span text:style-name="T5">) String </text:span><text:span text:style-name="T34">format</text:span><text:span text:style-name="T5">){</text:span></text:p>
      <text:p text:style-name="P16"><text:span text:style-name="T5"><text:tab/><text:tab/>Iterable&lt;Peserta&gt; </text:span><text:span text:style-name="T32">data</text:span><text:span text:style-name="T5"> = </text:span><text:span text:style-name="T86">pd</text:span><text:span text:style-name="T5">.findAll();</text:span></text:p>
      <text:p text:style-name="P16"><text:span text:style-name="T5"><text:tab/><text:tab/></text:span><text:span text:style-name="T32">m</text:span><text:span text:style-name="T5">.addObject(</text:span><text:span text:style-name="T19">"dataSource"</text:span><text:span text:style-name="T5">, </text:span><text:span text:style-name="T32">data</text:span><text:span text:style-name="T5">);</text:span></text:p>
      <text:p text:style-name="P16"><text:span text:style-name="T5"><text:tab/><text:tab/></text:span><text:span text:style-name="T32">m</text:span><text:span text:style-name="T5">.addObject(</text:span><text:span text:style-name="T19">"tanggalUpdate"</text:span><text:span text:style-name="T5">, </text:span><text:span text:style-name="T28">new</text:span><text:span text:style-name="T5"> Date());</text:span></text:p>
      <text:p text:style-name="P16"><text:span text:style-name="T5"><text:tab/><text:tab/></text:span><text:span text:style-name="T32">m</text:span><text:span text:style-name="T5">.addObject(</text:span><text:span text:style-name="T19">"format"</text:span><text:span text:style-name="T5">, </text:span><text:span text:style-name="T19">"pdf"</text:span><text:span text:style-name="T5">);</text:span></text:p>
      <text:p text:style-name="P16"><text:span text:style-name="T5"><text:tab/><text:tab/></text:span></text:p>
      <text:p text:style-name="P16"><text:soft-page-break/><text:span text:style-name="T5"><text:tab/><text:tab/></text:span><text:span text:style-name="T28">if</text:span><text:span text:style-name="T5">(</text:span><text:span text:style-name="T35">format</text:span><text:span text:style-name="T5"> != </text:span><text:span text:style-name="T28">null</text:span><text:span text:style-name="T5"> &amp;&amp; !</text:span><text:span text:style-name="T35">format</text:span><text:span text:style-name="T5">.isEmpty()){</text:span></text:p>
      <text:p text:style-name="P16"><text:span text:style-name="T5"><text:tab/><text:tab/><text:tab/></text:span><text:span text:style-name="T32">m</text:span><text:span text:style-name="T5">.addObject(</text:span><text:span text:style-name="T19">"format"</text:span><text:span text:style-name="T5">, </text:span><text:span text:style-name="T35">format</text:span><text:span text:style-name="T5">);</text:span></text:p>
      <text:p text:style-name="P17"/>
      <text:p text:style-name="P16"><text:span text:style-name="T5"><text:tab/><text:tab/>}</text:span></text:p>
      <text:p text:style-name="P16"><text:span text:style-name="T5"><text:tab/><text:tab/></text:span></text:p>
      <text:p text:style-name="P16"><text:span text:style-name="T5"><text:tab/><text:tab/></text:span></text:p>
      <text:p text:style-name="P16"><text:span text:style-name="T5"><text:tab/><text:tab/></text:span><text:span text:style-name="T32">m</text:span><text:span text:style-name="T5">.setViewName(</text:span><text:span text:style-name="T19">"report_peserta"</text:span><text:span text:style-name="T5">);</text:span></text:p>
      <text:p text:style-name="P16"><text:span text:style-name="T5"><text:tab/><text:tab/></text:span><text:span text:style-name="T28">return</text:span><text:span text:style-name="T5"> </text:span><text:span text:style-name="T32">m</text:span><text:span text:style-name="T5">;</text:span></text:p>
      <text:p text:style-name="P38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Monospace1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5:03:26.103981625</meta:creation-date>
    <dc:date>2016-06-22T20:31:33.439830149</dc:date>
    <meta:editing-duration>PT13H6M17S</meta:editing-duration>
    <meta:editing-cycles>21</meta:editing-cycles>
    <meta:generator>LibreOffice/5.0.5.2$Linux_X86_64 LibreOffice_project/00m0$Build-2</meta:generator>
    <meta:document-statistic meta:table-count="0" meta:image-count="0" meta:object-count="0" meta:page-count="10" meta:paragraph-count="396" meta:word-count="1054" meta:character-count="11987" meta:non-whitespace-character-count="10289"/>
  </office:meta>
</office:document-meta>
</file>